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Osaka" svg:font-family="Osaka, Verdana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5.875cm" table:align="margins" style:writing-mode="lr-tb"/>
    </style:style>
    <style:style style:name="Tabulka1.A" style:family="table-column">
      <style:table-column-properties style:column-width="3.175cm" style:rel-column-width="13107*"/>
    </style:style>
    <style:style style:name="Tabulk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ulka1.E1" style:family="table-cell" style:data-style-name="N0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5.875cm" table:align="margins" style:writing-mode="lr-tb"/>
    </style:style>
    <style:style style:name="Tabulka2.A" style:family="table-column">
      <style:table-column-properties style:column-width="2.17cm" style:rel-column-width="8956*"/>
    </style:style>
    <style:style style:name="Tabulka2.B" style:family="table-column">
      <style:table-column-properties style:column-width="13.705cm" style:rel-column-width="56579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5.875cm" table:align="margins" style:writing-mode="lr-tb"/>
    </style:style>
    <style:style style:name="Tabulka3.A" style:family="table-column">
      <style:table-column-properties style:column-width="2.117cm" style:rel-column-width="8738*"/>
    </style:style>
    <style:style style:name="Tabulka3.B" style:family="table-column">
      <style:table-column-properties style:column-width="2.037cm" style:rel-column-width="8410*"/>
    </style:style>
    <style:style style:name="Tabulka3.C" style:family="table-column">
      <style:table-column-properties style:column-width="1.138cm" style:rel-column-width="4696*"/>
    </style:style>
    <style:style style:name="Tabulka3.D" style:family="table-column">
      <style:table-column-properties style:column-width="1.058cm" style:rel-column-width="4368*"/>
    </style:style>
    <style:style style:name="Tabulka3.M" style:family="table-column">
      <style:table-column-properties style:column-width="1.06cm" style:rel-column-width="4379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M1" style:family="table-cell">
      <style:table-cell-properties fo:padding="0.097cm" fo:border="0.002cm solid #000000"/>
    </style:style>
    <style:style style:name="Tabulk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ulka3.C2" style:family="table-cell">
      <style:table-cell-properties fo:padding="0.097cm" fo:border-left="0.002cm solid #000000" fo:border-right="none" fo:border-top="none" fo:border-bottom="0.002cm solid #000000"/>
    </style:style>
    <style:style style:name="Tabulka3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.A13" style:family="table-cell">
      <style:table-cell-properties fo:padding="0.097cm" fo:border-left="0.002cm solid #000000" fo:border-right="none" fo:border-top="none" fo:border-bottom="none"/>
    </style:style>
    <style:style style:name="Tabulka3.B13" style:family="table-cell" style:data-style-name="N100">
      <style:table-cell-properties fo:padding="0.097cm" fo:border-left="0.002cm solid #000000" fo:border-right="none" fo:border-top="none" fo:border-bottom="none"/>
    </style:style>
    <style:style style:name="Tabulka3.M13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style:letter-kerning="true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style:font-name-complex="Arial" style:font-size-complex="10pt"/>
    </style:style>
    <style:style style:name="P1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3" style:family="paragraph" style:parent-style-name="Standard">
      <style:text-properties style:font-name="Arial" fo:font-size="14pt" style:font-size-asian="14pt" style:font-size-complex="14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>
        <style:tab-stops>
          <style:tab-stop style:position="15.857cm" style:type="right" style:leader-style="dotted" style:leader-text="."/>
        </style:tab-stops>
      </style:paragraph-properties>
    </style:style>
    <style:style style:name="P18" style:family="paragraph" style:parent-style-name="Heading_20_7">
      <style:paragraph-properties fo:margin-top="5.927cm" fo:margin-bottom="0.106cm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9" style:family="paragraph" style:parent-style-name="ds2">
      <style:paragraph-properties fo:line-height="100%"/>
      <style:text-properties fo:language="cs" fo:country="CZ"/>
    </style:style>
    <style:style style:name="P20" style:family="paragraph" style:parent-style-name="ds2">
      <style:paragraph-properties fo:line-height="100%"/>
    </style:style>
    <style:style style:name="P21" style:family="paragraph" style:parent-style-name="ds2_5f_prava">
      <style:paragraph-properties fo:line-height="100%" fo:text-align="justify" style:justify-single-word="false"/>
      <style:text-properties fo:language="cs" fo:country="CZ"/>
    </style:style>
    <style:style style:name="P22" style:family="paragraph" style:parent-style-name="ds2_5f_podpis">
      <style:paragraph-properties fo:line-height="100%"/>
      <style:text-properties fo:language="cs" fo:country="CZ"/>
    </style:style>
    <style:style style:name="P23" style:family="paragraph" style:parent-style-name="ds34">
      <style:paragraph-properties fo:line-height="100%"/>
    </style:style>
    <style:style style:name="P24" style:family="paragraph" style:parent-style-name="ds34_5f_nadpis">
      <style:paragraph-properties fo:line-height="100%"/>
    </style:style>
    <style:style style:name="P25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26" style:family="paragraph" style:parent-style-name="Odstavec_20_první">
      <style:paragraph-properties fo:line-height="100%"/>
    </style:style>
    <style:style style:name="P27" style:family="paragraph" style:parent-style-name="Heading_20_9">
      <style:paragraph-properties fo:margin-top="0cm" fo:margin-bottom="0cm" fo:line-height="100%" fo:orphans="0" fo:widows="0"/>
      <style:text-properties fo:text-transform="uppercase" fo:font-size="10pt" style:font-size-asian="10pt" style:font-size-complex="10pt"/>
    </style:style>
    <style:style style:name="P28" style:family="paragraph" style:parent-style-name="Literatura">
      <style:paragraph-properties fo:line-height="100%"/>
      <style:text-properties fo:language="cs" fo:country="CZ"/>
    </style:style>
    <style:style style:name="P29" style:family="paragraph" style:parent-style-name="Literatura">
      <style:paragraph-properties fo:line-height="100%"/>
      <style:text-properties fo:language="cs" fo:country="CZ" officeooo:rsid="000f3f59" officeooo:paragraph-rsid="000f3f59"/>
    </style:style>
    <style:style style:name="P30" style:family="paragraph" style:parent-style-name="Standard">
      <style:paragraph-properties fo:margin-top="0cm" fo:margin-bottom="0.106cm"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31" style:family="paragraph" style:parent-style-name="Odstavec_20_další">
      <style:paragraph-properties fo:line-height="100%"/>
    </style:style>
    <style:style style:name="P32" style:family="paragraph" style:parent-style-name="Odstavec_20_další">
      <style:paragraph-properties fo:margin-left="0cm" fo:margin-right="0cm" fo:line-height="100%" fo:text-indent="0cm" style:auto-text-indent="false"/>
    </style:style>
    <style:style style:name="P3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2a14"/>
    </style:style>
    <style:style style:name="P3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5d7e"/>
    </style:style>
    <style:style style:name="P3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8292b"/>
    </style:style>
    <style:style style:name="P3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ae66c"/>
    </style:style>
    <style:style style:name="P3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3f59"/>
    </style:style>
    <style:style style:name="P3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06eb9"/>
    </style:style>
    <style:style style:name="P3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9fdd"/>
    </style:style>
    <style:style style:name="P4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d9a9"/>
    </style:style>
    <style:style style:name="P41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1a41"/>
    </style:style>
    <style:style style:name="P42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a692"/>
    </style:style>
    <style:style style:name="P4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6213b"/>
    </style:style>
    <style:style style:name="P4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76c0f"/>
    </style:style>
    <style:style style:name="P4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aaf8f"/>
    </style:style>
    <style:style style:name="P4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c7062"/>
    </style:style>
    <style:style style:name="P4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d1b86"/>
    </style:style>
    <style:style style:name="P4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efd54"/>
    </style:style>
    <style:style style:name="P4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4c339"/>
    </style:style>
    <style:style style:name="P5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758ca"/>
    </style:style>
    <style:style style:name="P51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8292b"/>
    </style:style>
    <style:style style:name="P52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fc716"/>
    </style:style>
    <style:style style:name="P53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ae66c"/>
    </style:style>
    <style:style style:name="P54" style:family="paragraph" style:parent-style-name="Odstavec_20_další">
      <style:paragraph-properties fo:margin-left="0cm" fo:margin-right="0cm" fo:line-height="100%" fo:text-indent="0cm" style:auto-text-indent="false"/>
      <style:text-properties officeooo:rsid="000fc716" officeooo:paragraph-rsid="000fc716"/>
    </style:style>
    <style:style style:name="P55" style:family="paragraph" style:parent-style-name="Odstavec_20_další">
      <style:paragraph-properties fo:margin-left="0cm" fo:margin-right="0cm" fo:line-height="100%" fo:text-indent="0cm" style:auto-text-indent="false"/>
      <style:text-properties officeooo:rsid="00106eb9" officeooo:paragraph-rsid="00106eb9"/>
    </style:style>
    <style:style style:name="P56" style:family="paragraph" style:parent-style-name="Odstavec_20_další">
      <style:paragraph-properties fo:margin-left="0cm" fo:margin-right="0cm" fo:line-height="100%" fo:text-indent="0cm" style:auto-text-indent="false"/>
      <style:text-properties officeooo:rsid="00108423" officeooo:paragraph-rsid="00108423"/>
    </style:style>
    <style:style style:name="P57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19fdd"/>
    </style:style>
    <style:style style:name="P58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062a14"/>
    </style:style>
    <style:style style:name="P59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065d7e"/>
    </style:style>
    <style:style style:name="P60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76c0f"/>
    </style:style>
    <style:style style:name="P61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aaf8f"/>
    </style:style>
    <style:style style:name="P62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c7062"/>
    </style:style>
    <style:style style:name="P63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d1b86"/>
    </style:style>
    <style:style style:name="P64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efd54"/>
    </style:style>
    <style:style style:name="P65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24c339"/>
    </style:style>
    <style:style style:name="P66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2758ca"/>
    </style:style>
    <style:style style:name="P67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19fdd"/>
    </style:style>
    <style:style style:name="P68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31a41"/>
    </style:style>
    <style:style style:name="P69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3a692"/>
    </style:style>
    <style:style style:name="P70" style:family="paragraph" style:parent-style-name="Odstavec_20_další">
      <style:paragraph-properties fo:margin-left="0cm" fo:margin-right="0cm" fo:line-height="100%" fo:text-indent="0cm" style:auto-text-indent="false"/>
      <style:text-properties officeooo:rsid="00131a41" officeooo:paragraph-rsid="00131a41"/>
    </style:style>
    <style:style style:name="P71" style:family="paragraph" style:parent-style-name="Odstavec_20_další">
      <style:paragraph-properties fo:margin-left="0cm" fo:margin-right="0cm" fo:line-height="100%" fo:text-indent="0cm" style:auto-text-indent="false"/>
      <style:text-properties officeooo:rsid="00131a41" officeooo:paragraph-rsid="0013a692"/>
    </style:style>
    <style:style style:name="P72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31a41"/>
    </style:style>
    <style:style style:name="P73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1d9a9"/>
    </style:style>
    <style:style style:name="P74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3a692"/>
    </style:style>
    <style:style style:name="P75" style:family="paragraph" style:parent-style-name="Odstavec_20_další">
      <style:paragraph-properties fo:margin-left="0cm" fo:margin-right="0cm" fo:line-height="100%" fo:text-indent="0cm" style:auto-text-indent="false"/>
      <style:text-properties officeooo:rsid="0009b1ac" officeooo:paragraph-rsid="0009b1ac"/>
    </style:style>
    <style:style style:name="P76" style:family="paragraph" style:parent-style-name="Odstavec_20_další">
      <style:paragraph-properties fo:margin-left="0cm" fo:margin-right="0cm" fo:line-height="100%" fo:text-indent="0cm" style:auto-text-indent="false"/>
      <style:text-properties officeooo:rsid="000ae66c" officeooo:paragraph-rsid="000ae66c"/>
    </style:style>
    <style:style style:name="P77" style:family="paragraph" style:parent-style-name="Odstavec_20_další">
      <style:paragraph-properties fo:margin-left="0cm" fo:margin-right="0cm" fo:line-height="100%" fo:text-indent="0cm" style:auto-text-indent="false"/>
      <style:text-properties fo:font-weight="bold" officeooo:rsid="000c2f6b" officeooo:paragraph-rsid="000c2f6b" style:font-weight-asian="bold" style:font-weight-complex="bold"/>
    </style:style>
    <style:style style:name="P78" style:family="paragraph" style:parent-style-name="Odstavec_20_další">
      <style:paragraph-properties fo:margin-left="0cm" fo:margin-right="0cm" fo:line-height="100%" fo:text-indent="0cm" style:auto-text-indent="false"/>
      <style:text-properties officeooo:rsid="000c2f6b" officeooo:paragraph-rsid="000c2f6b"/>
    </style:style>
    <style:style style:name="P79" style:family="paragraph" style:parent-style-name="Odstavec_20_další">
      <style:paragraph-properties fo:margin-left="0cm" fo:margin-right="0cm" fo:line-height="100%" fo:text-indent="0cm" style:auto-text-indent="false"/>
      <style:text-properties officeooo:rsid="000d9fbc" officeooo:paragraph-rsid="000d9fbc"/>
    </style:style>
    <style:style style:name="P80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4bf1d"/>
    </style:style>
    <style:style style:name="P81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62a14"/>
    </style:style>
    <style:style style:name="P82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65d7e"/>
    </style:style>
    <style:style style:name="P83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76c0f"/>
    </style:style>
    <style:style style:name="P84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aaf8f"/>
    </style:style>
    <style:style style:name="P85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c7062"/>
    </style:style>
    <style:style style:name="P86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d1b86"/>
    </style:style>
    <style:style style:name="P87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efd54"/>
    </style:style>
    <style:style style:name="P88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24c339"/>
    </style:style>
    <style:style style:name="P89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2758ca"/>
    </style:style>
    <style:style style:name="P90" style:family="paragraph" style:parent-style-name="Odstavec_20_další">
      <style:paragraph-properties fo:margin-left="0cm" fo:margin-right="0cm" fo:line-height="100%" fo:text-indent="0cm" style:auto-text-indent="false"/>
      <style:text-properties officeooo:rsid="0014b229" officeooo:paragraph-rsid="0014b229"/>
    </style:style>
    <style:style style:name="P91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76c0f"/>
    </style:style>
    <style:style style:name="P92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aaf8f"/>
    </style:style>
    <style:style style:name="P93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c7062"/>
    </style:style>
    <style:style style:name="P94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d1b86"/>
    </style:style>
    <style:style style:name="P95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efd54"/>
    </style:style>
    <style:style style:name="P96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24c339"/>
    </style:style>
    <style:style style:name="P97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2758ca"/>
    </style:style>
    <style:style style:name="P98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89d5f"/>
    </style:style>
    <style:style style:name="P99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aaf8f"/>
    </style:style>
    <style:style style:name="P100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c7062"/>
    </style:style>
    <style:style style:name="P101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d1b86"/>
    </style:style>
    <style:style style:name="P102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efd54"/>
    </style:style>
    <style:style style:name="P103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24c339"/>
    </style:style>
    <style:style style:name="P104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2758ca"/>
    </style:style>
    <style:style style:name="P105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c7062"/>
    </style:style>
    <style:style style:name="P106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d1b86"/>
    </style:style>
    <style:style style:name="P107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efd54"/>
    </style:style>
    <style:style style:name="P108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24c339"/>
    </style:style>
    <style:style style:name="P109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2758ca"/>
    </style:style>
    <style:style style:name="P110" style:family="paragraph" style:parent-style-name="Odstavec_20_další">
      <style:paragraph-properties fo:margin-left="0cm" fo:margin-right="0cm" fo:line-height="100%" fo:text-indent="0cm" style:auto-text-indent="false"/>
      <style:text-properties officeooo:rsid="001efd54" officeooo:paragraph-rsid="001efd54"/>
    </style:style>
    <style:style style:name="P111" style:family="paragraph" style:parent-style-name="Odstavec_20_další">
      <style:paragraph-properties fo:margin-left="0cm" fo:margin-right="0cm" fo:line-height="100%" fo:text-indent="0cm" style:auto-text-indent="false"/>
      <style:text-properties officeooo:rsid="0025f9e8" officeooo:paragraph-rsid="0025f9e8"/>
    </style:style>
    <style:style style:name="P112" style:family="paragraph" style:parent-style-name="Odstavec_20_další">
      <style:paragraph-properties fo:margin-left="0cm" fo:margin-right="0cm" fo:line-height="100%" fo:text-indent="0cm" style:auto-text-indent="false"/>
      <style:text-properties officeooo:rsid="0024c339" officeooo:paragraph-rsid="0024c339"/>
    </style:style>
    <style:style style:name="P113" style:family="paragraph" style:parent-style-name="Odstavec_20_další">
      <style:paragraph-properties fo:margin-left="0cm" fo:margin-right="0cm" fo:line-height="100%" fo:text-indent="0cm" style:auto-text-indent="false"/>
      <style:text-properties officeooo:rsid="0024c339" officeooo:paragraph-rsid="002758ca"/>
    </style:style>
    <style:style style:name="P114" style:family="paragraph" style:parent-style-name="Standard">
      <style:paragraph-properties fo:margin-left="0cm" fo:margin-right="0cm" fo:line-height="100%" fo:text-indent="0cm" style:auto-text-indent="false"/>
      <style:text-properties officeooo:rsid="000fc716" officeooo:paragraph-rsid="000fc716"/>
    </style:style>
    <style:style style:name="P115" style:family="paragraph" style:parent-style-name="Table_20_Contents">
      <style:paragraph-properties fo:text-align="center" style:justify-single-word="false"/>
    </style:style>
    <style:style style:name="P116" style:family="paragraph" style:parent-style-name="Table_20_Contents">
      <style:paragraph-properties fo:text-align="justify" style:justify-single-word="false"/>
      <style:text-properties officeooo:rsid="0009b1ac" officeooo:paragraph-rsid="0009b1ac"/>
    </style:style>
    <style:style style:name="P117" style:family="paragraph" style:parent-style-name="Table_20_Contents">
      <style:paragraph-properties fo:text-align="justify" style:justify-single-word="false"/>
      <style:text-properties officeooo:rsid="000c2f6b" officeooo:paragraph-rsid="000c2f6b"/>
    </style:style>
    <style:style style:name="P118" style:family="paragraph" style:parent-style-name="Table_20_Contents">
      <style:paragraph-properties fo:text-align="justify" style:justify-single-word="false"/>
      <style:text-properties officeooo:rsid="000d9fbc" officeooo:paragraph-rsid="000d9fbc"/>
    </style:style>
    <style:style style:name="P119" style:family="paragraph" style:parent-style-name="Table_20_Contents">
      <style:paragraph-properties fo:text-align="center" style:justify-single-word="false"/>
      <style:text-properties officeooo:rsid="0014b229" officeooo:paragraph-rsid="0014b229"/>
    </style:style>
    <style:style style:name="P120" style:family="paragraph" style:parent-style-name="Table_20_Contents">
      <style:paragraph-properties fo:text-align="center" style:justify-single-word="false"/>
      <style:text-properties officeooo:rsid="0014b229" officeooo:paragraph-rsid="001c7062"/>
    </style:style>
    <style:style style:name="P121" style:family="paragraph" style:parent-style-name="Table_20_Contents">
      <style:paragraph-properties fo:text-align="center" style:justify-single-word="false"/>
      <style:text-properties officeooo:rsid="001c7062" officeooo:paragraph-rsid="001c7062"/>
    </style:style>
    <style:style style:name="P122" style:family="paragraph" style:parent-style-name="Table_20_Contents">
      <style:paragraph-properties fo:text-align="center" style:justify-single-word="false"/>
      <style:text-properties officeooo:rsid="001c7062" officeooo:paragraph-rsid="001efd54"/>
    </style:style>
    <style:style style:name="P123" style:family="paragraph" style:parent-style-name="Table_20_Contents">
      <style:paragraph-properties fo:text-align="center" style:justify-single-word="false"/>
      <style:text-properties officeooo:rsid="001c7062" officeooo:paragraph-rsid="002079b3"/>
    </style:style>
    <style:style style:name="P124" style:family="paragraph" style:parent-style-name="Table_20_Contents">
      <style:paragraph-properties fo:text-align="center" style:justify-single-word="false"/>
      <style:text-properties officeooo:rsid="001efd54" officeooo:paragraph-rsid="001efd54"/>
    </style:style>
    <style:style style:name="P125" style:family="paragraph" style:parent-style-name="Table_20_Contents">
      <style:paragraph-properties fo:text-align="center" style:justify-single-word="false"/>
      <style:text-properties officeooo:rsid="002079b3" officeooo:paragraph-rsid="002079b3"/>
    </style:style>
    <style:style style:name="P126" style:family="paragraph" style:parent-style-name="Table_20_Heading">
      <style:text-properties officeooo:rsid="0009b1ac" officeooo:paragraph-rsid="0009b1ac"/>
    </style:style>
    <style:style style:name="P127" style:family="paragraph" style:parent-style-name="Table_20_Heading">
      <style:text-properties officeooo:rsid="000c2f6b" officeooo:paragraph-rsid="000c2f6b"/>
    </style:style>
    <style:style style:name="P128" style:family="paragraph" style:parent-style-name="Table_20_Heading">
      <style:text-properties officeooo:rsid="0014b229" officeooo:paragraph-rsid="0014b229"/>
    </style:style>
    <style:style style:name="P129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35cm" style:letter-kerning="true" style:font-size-asian="24pt" style:font-size-complex="24pt"/>
    </style:style>
    <style:style style:name="P130" style:family="paragraph" style:parent-style-name="Standard" style:master-page-name="Titulni_20_list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131" style:family="paragraph" style:parent-style-name="Heading_20_1">
      <style:paragraph-properties fo:line-height="100%" fo:break-before="page"/>
    </style:style>
    <style:style style:name="P132" style:family="paragraph" style:parent-style-name="Heading_20_1">
      <style:paragraph-properties fo:break-before="page"/>
      <style:text-properties officeooo:rsid="000f3f59"/>
    </style:style>
    <style:style style:name="P133" style:family="paragraph" style:parent-style-name="Heading_20_1">
      <style:paragraph-properties fo:break-before="page"/>
      <style:text-properties officeooo:rsid="0008292b"/>
    </style:style>
    <style:style style:name="P134" style:family="paragraph" style:parent-style-name="Text_20_body" style:master-page-name="HTML">
      <style:paragraph-properties style:page-number="auto"/>
    </style:style>
    <style:style style:name="P135" style:family="paragraph" style:parent-style-name="Text_20_body" style:list-style-name="L5">
      <style:paragraph-properties fo:line-height="100%"/>
      <style:text-properties officeooo:paragraph-rsid="002e40c5"/>
    </style:style>
    <style:style style:name="P136" style:family="paragraph" style:parent-style-name="Text_20_body" style:list-style-name="L6">
      <style:paragraph-properties fo:line-height="100%"/>
      <style:text-properties officeooo:paragraph-rsid="002e40c5"/>
    </style:style>
    <style:style style:name="P137" style:family="paragraph" style:parent-style-name="Text_20_body" style:list-style-name="L2">
      <style:paragraph-properties fo:margin-left="0cm" fo:margin-right="0cm" fo:line-height="100%" fo:text-indent="0cm" style:auto-text-indent="false"/>
      <style:text-properties officeooo:paragraph-rsid="002e40c5"/>
    </style:style>
    <style:style style:name="P138" style:family="paragraph" style:parent-style-name="Text_20_body">
      <style:paragraph-properties fo:margin-left="0cm" fo:margin-right="0cm" fo:line-height="100%" fo:text-indent="0cm" style:auto-text-indent="false"/>
      <style:text-properties officeooo:paragraph-rsid="002e40c5"/>
    </style:style>
    <style:style style:name="P139" style:family="paragraph" style:parent-style-name="Text_20_body">
      <style:paragraph-properties fo:margin-left="0cm" fo:margin-right="0cm" fo:line-height="100%" fo:text-indent="0cm" style:auto-text-indent="false"/>
      <style:text-properties fo:font-weight="normal" officeooo:paragraph-rsid="002e40c5" style:font-weight-asian="normal" style:font-weight-complex="normal"/>
    </style:style>
    <style:style style:name="P140" style:family="paragraph" style:parent-style-name="Heading_20_2">
      <style:paragraph-properties fo:line-height="100%"/>
      <style:text-properties officeooo:paragraph-rsid="00298082"/>
    </style:style>
    <style:style style:name="P141" style:family="paragraph" style:parent-style-name="Heading_20_2">
      <style:text-properties officeooo:rsid="000f3f59"/>
    </style:style>
    <style:style style:name="P142" style:family="paragraph" style:parent-style-name="Heading_20_2">
      <style:text-properties officeooo:rsid="000fc716"/>
    </style:style>
    <style:style style:name="P143" style:family="paragraph" style:parent-style-name="Heading_20_2">
      <style:text-properties officeooo:rsid="00106eb9"/>
    </style:style>
    <style:style style:name="P144" style:family="paragraph" style:parent-style-name="Heading_20_2">
      <style:text-properties officeooo:rsid="00108423"/>
    </style:style>
    <style:style style:name="P145" style:family="paragraph" style:parent-style-name="Heading_20_2">
      <style:text-properties officeooo:rsid="0009b1ac" officeooo:paragraph-rsid="002a93b1"/>
    </style:style>
    <style:style style:name="P146" style:family="paragraph" style:parent-style-name="Heading_20_2">
      <style:text-properties officeooo:rsid="000ae66c"/>
    </style:style>
    <style:style style:name="P147" style:family="paragraph" style:parent-style-name="Heading_20_2">
      <style:text-properties officeooo:rsid="0008292b"/>
    </style:style>
    <style:style style:name="P148" style:family="paragraph" style:parent-style-name="Heading_20_2">
      <style:text-properties officeooo:rsid="000d9fbc"/>
    </style:style>
    <style:style style:name="P149" style:family="paragraph" style:parent-style-name="Contents_20_1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5.452cm" style:type="right" style:leader-style="dotted" style:leader-text="."/>
        </style:tab-stops>
      </style:paragraph-properties>
    </style:style>
    <style:style style:name="P151" style:family="paragraph" style:parent-style-name="Contents_20_3">
      <style:paragraph-properties>
        <style:tab-stops>
          <style:tab-stop style:position="15.028cm" style:type="right" style:leader-style="dotted" style:leader-text="."/>
        </style:tab-stops>
      </style:paragraph-properties>
    </style:style>
    <style:style style:name="P152" style:family="paragraph" style:parent-style-name="ds2_5f_nazev" style:master-page-name="Titulni_20_list">
      <style:paragraph-properties fo:line-height="100%" fo:text-align="start" style:justify-single-word="false" style:page-number="auto"/>
      <style:text-properties fo:language="cs" fo:country="CZ"/>
    </style:style>
    <style:style style:name="P153" style:family="paragraph" style:parent-style-name="ds34_5f_nadpis" style:master-page-name="Titulni_20_list">
      <style:paragraph-properties fo:line-height="100%" style:page-number="auto"/>
    </style:style>
    <style:style style:name="P154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155" style:family="paragraph" style:parent-style-name="Nadpis_20_1_20_-_20_nečíslovaný">
      <style:paragraph-properties fo:line-height="100%"/>
    </style:style>
    <style:style style:name="P156" style:family="paragraph" style:parent-style-name="Nadpis_20_1_20_-_20_nečíslovaný">
      <style:paragraph-properties fo:line-height="100%" fo:break-before="page"/>
    </style:style>
    <style:style style:name="P157" style:family="paragraph" style:parent-style-name="Odstavec_20_první">
      <style:paragraph-properties fo:line-height="100%"/>
    </style:style>
    <style:style style:name="P158" style:family="paragraph" style:parent-style-name="Odstavec_20_první">
      <style:paragraph-properties fo:line-height="100%"/>
      <style:text-properties officeooo:paragraph-rsid="00298082"/>
    </style:style>
    <style:style style:name="P159" style:family="paragraph" style:parent-style-name="Odstavec_20_další">
      <style:paragraph-properties fo:margin-left="0cm" fo:margin-right="0cm" fo:line-height="100%" fo:text-indent="0cm" style:auto-text-indent="false"/>
      <style:text-properties officeooo:rsid="002758ca" officeooo:paragraph-rsid="0024c339"/>
    </style:style>
    <style:style style:name="P160" style:family="paragraph" style:parent-style-name="Odstavec_20_další">
      <style:paragraph-properties fo:margin-left="0cm" fo:margin-right="0cm" fo:line-height="100%" fo:text-indent="0cm" style:auto-text-indent="false"/>
      <style:text-properties officeooo:rsid="002758ca" officeooo:paragraph-rsid="002758ca"/>
    </style:style>
    <style:style style:name="P161" style:family="paragraph" style:parent-style-name="Odstavec_20_další">
      <style:paragraph-properties fo:margin-left="0cm" fo:margin-right="0cm" fo:line-height="100%" fo:text-indent="0cm" style:auto-text-indent="false"/>
    </style:style>
    <style:style style:name="P162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a93b1"/>
    </style:style>
    <style:style style:name="P163" style:family="paragraph" style:parent-style-name="Odstavec_20_další" style:list-style-name="L1">
      <style:paragraph-properties fo:margin-left="0cm" fo:margin-right="0cm" fo:line-height="100%" fo:text-indent="0cm" style:auto-text-indent="false"/>
      <style:text-properties officeooo:paragraph-rsid="002a93b1"/>
    </style:style>
    <style:style style:name="P16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e40c5"/>
    </style:style>
    <style:style style:name="P165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/>
    </style:style>
    <style:style style:name="P166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4bf1d"/>
    </style:style>
    <style:style style:name="P167" style:family="paragraph" style:parent-style-name="Odstavec_20_další">
      <style:paragraph-properties fo:margin-left="0cm" fo:margin-right="0cm" fo:line-height="100%" fo:text-indent="0cm" style:auto-text-indent="false"/>
      <style:text-properties officeooo:rsid="000d9fbc" officeooo:paragraph-rsid="000d9fbc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efd54"/>
    </style:style>
    <style:style style:name="T3" style:family="text">
      <style:text-properties fo:font-size="10pt" style:font-size-asian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4bf1d"/>
    </style:style>
    <style:style style:name="T6" style:family="text">
      <style:text-properties officeooo:rsid="00062a14"/>
    </style:style>
    <style:style style:name="T7" style:family="text">
      <style:text-properties officeooo:rsid="00065d7e"/>
    </style:style>
    <style:style style:name="T8" style:family="text">
      <style:text-properties officeooo:rsid="0008292b"/>
    </style:style>
    <style:style style:name="T9" style:family="text">
      <style:text-properties officeooo:rsid="0009b1ac"/>
    </style:style>
    <style:style style:name="T10" style:family="text">
      <style:text-properties officeooo:rsid="000ae66c"/>
    </style:style>
    <style:style style:name="T11" style:family="text">
      <style:text-properties officeooo:rsid="000f1464"/>
    </style:style>
    <style:style style:name="T12" style:family="text">
      <style:text-properties officeooo:rsid="000f3f59"/>
    </style:style>
    <style:style style:name="T13" style:family="text">
      <style:text-properties officeooo:rsid="000fc716"/>
    </style:style>
    <style:style style:name="T14" style:family="text">
      <style:text-properties officeooo:rsid="00106eb9"/>
    </style:style>
    <style:style style:name="T15" style:family="text">
      <style:text-properties officeooo:rsid="00108423"/>
    </style:style>
    <style:style style:name="T16" style:family="text">
      <style:text-properties officeooo:rsid="00119fdd"/>
    </style:style>
    <style:style style:name="T17" style:family="text">
      <style:text-properties officeooo:rsid="0011d9a9"/>
    </style:style>
    <style:style style:name="T18" style:family="text">
      <style:text-properties officeooo:rsid="00131a41"/>
    </style:style>
    <style:style style:name="T19" style:family="text">
      <style:text-properties officeooo:rsid="0013a692"/>
    </style:style>
    <style:style style:name="T20" style:family="text">
      <style:text-properties officeooo:rsid="0013cc43"/>
    </style:style>
    <style:style style:name="T21" style:family="text">
      <style:text-properties officeooo:rsid="0016213b"/>
    </style:style>
    <style:style style:name="T22" style:family="text">
      <style:text-properties fo:font-variant="normal" fo:text-transform="none" fo:color="#000000" style:font-name="Osaka" fo:font-size="9pt" fo:letter-spacing="normal" fo:font-style="normal" fo:font-weight="normal" officeooo:rsid="0016213b"/>
    </style:style>
    <style:style style:name="T23" style:family="text">
      <style:text-properties fo:font-variant="normal" fo:text-transform="none" fo:color="#000000" style:font-name="Osaka" fo:font-size="9pt" fo:letter-spacing="normal" fo:font-style="normal" fo:font-weight="normal" officeooo:rsid="0016b16b"/>
    </style:style>
    <style:style style:name="T24" style:family="text">
      <style:text-properties fo:color="#000000" officeooo:rsid="0016213b"/>
    </style:style>
    <style:style style:name="T25" style:family="text">
      <style:text-properties officeooo:rsid="00176c0f"/>
    </style:style>
    <style:style style:name="T26" style:family="text">
      <style:text-properties officeooo:rsid="001aaf8f"/>
    </style:style>
    <style:style style:name="T27" style:family="text">
      <style:text-properties officeooo:rsid="001c7062"/>
    </style:style>
    <style:style style:name="T28" style:family="text">
      <style:text-properties officeooo:rsid="001d1b86"/>
    </style:style>
    <style:style style:name="T29" style:family="text">
      <style:text-properties officeooo:rsid="001efd54"/>
    </style:style>
    <style:style style:name="T30" style:family="text">
      <style:text-properties officeooo:rsid="002079b3"/>
    </style:style>
    <style:style style:name="T31" style:family="text">
      <style:text-properties officeooo:rsid="0024c339"/>
    </style:style>
    <style:style style:name="T32" style:family="text">
      <style:text-properties officeooo:rsid="002758ca"/>
    </style:style>
    <style:style style:name="T33" style:family="text">
      <style:text-properties officeooo:rsid="00278fb6"/>
    </style:style>
    <style:style style:name="T34" style:family="text">
      <style:text-properties officeooo:rsid="00298082"/>
    </style:style>
    <style:style style:name="T35" style:family="text">
      <style:text-properties officeooo:rsid="002a93b1"/>
    </style:style>
    <style:style style:name="T36" style:family="text">
      <style:text-properties officeooo:rsid="000d9fbc"/>
    </style:style>
    <style:style style:name="T37" style:family="text">
      <style:text-properties officeooo:rsid="002bbc22"/>
    </style:style>
    <style:style style:name="T38" style:family="text">
      <style:text-properties fo:font-weight="bold" officeooo:rsid="002bbc22" style:font-weight-asian="bold" style:font-weight-complex="bold"/>
    </style:style>
    <style:style style:name="T39" style:family="text">
      <style:text-properties fo:font-weight="normal" officeooo:rsid="002bbc22" style:font-weight-asian="normal" style:font-weight-complex="normal"/>
    </style:style>
    <style:style style:name="T40" style:family="text">
      <style:text-properties officeooo:rsid="002e40c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VYSOKÉ UČENÍ TECHNICKÉ V BRNĚ</text:p>
      <text:p text:style-name="P9">BRNO UNIVERSITY OF TECHNOLOGY</text:p>
      <text:p text:style-name="P2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><text:bookmark-start text:name="Text8"/></text:p>
      <text:p text:style-name="P5"/>
      <text:p text:style-name="P5"/>
      <text:p text:style-name="P5"/>
      <text:p text:style-name="P6"/>
      <text:p text:style-name="P7">Metody strojového učení ve zpracování přirozeného jazyka</text:p>
      <text:p text:style-name="P8"/>
      <text:p text:style-name="P8"/>
      <text:p text:style-name="P8"/>
      <text:p text:style-name="P18"><text:bookmark-end text:name="Text8"/>BAKALÁŘSKÁ PRÁCE</text:p>
      <text:p text:style-name="P27">BACHELOR's thesis</text:p>
      <text:p text:style-name="Standard"/>
      <text:p text:style-name="P12">AUTOR PRÁCE<text:tab/><text:tab/><text:tab/><text:tab/>MAREK VANTUCH</text:p>
      <text:p text:style-name="P30">AUTHOR</text:p>
      <text:p text:style-name="P11"/>
      <text:p text:style-name="P10"><text:span text:style-name="T4"><text:line-break/><text:line-break/></text:span><text:span text:style-name="T3">BRNO 2008</text:span></text:p>
      <text:p text:style-name="P130">VYSOKÉ UČENÍ TECHNICKÉ V BRNĚ</text:p>
      <text:p text:style-name="P9">BRNO UNIVERSITY OF TECHNOLOGY</text:p>
      <text:p text:style-name="P2"/>
      <text:p text:style-name="P3"/>
      <text:p text:style-name="P3"/>
      <text:p text:style-name="P3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7">Metody strojového učení ve zpracování přirozeného jazyka</text:p>
      <text:p text:style-name="P8">Computer learning methods used in natural language pars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KALÁŘSKÁ PRÁCE</text:p>
      <text:p text:style-name="P27">BACHELOR's thesis</text:p>
      <text:p text:style-name="Standard"/>
      <text:p text:style-name="P12">AUTOR PRÁCE<text:tab/><text:tab/><text:tab/><text:tab/>MAREK VANTUCH</text:p>
      <text:p text:style-name="P30">AUTHOR</text:p>
      <text:p text:style-name="P15"/>
      <text:p text:style-name="P12">VEDOUCÍ PRÁCE<text:tab/><text:tab/><text:tab/>ING. LUBOMÍR OTRUSINA</text:p>
      <text:p text:style-name="P30">SUPERVISOR</text:p>
      <text:p text:style-name="P13"/>
      <text:p text:style-name="P13"/>
      <text:p text:style-name="P14">BRNO 2008</text:p>
      <text:p text:style-name="P153">Abstrakt</text:p>
      <text:p text:style-name="P23">Projekt se zabývá možnými způsoby značkování textu v českém jazyce. Jsou otestovány některé algoritmy, které by měly být k řešení tohoto projektu vhodné ( Hidden Markov Model, Conditional Random Fields ). Převážně je využíváno již existujících implementací ( CRF++, CRFsuite ), které jsou případně upraveny pro potřeby českého jazyka. Mezi tyto úpravy jsou zahrnuty jednak skripty, které se starají o postupné natrénování jednotlivých pozic značky a jejich pozdější kombinace, a jednak úpravy zdrojového kódu programů pro dynamické generování příznaků, závisejících pouze na některých pozicích značek. Výsledky jsou poté analyzovány a porovnávány s ostatními použitými metodami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bstract</text:p>
      <text:p text:style-name="P23">Do tohoto odstavce bude zapsán výtah (abstrakt) práce v anglickém jazyc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Klíčová slova</text:p>
      <text:p text:style-name="P23">Sem budou zapsána jednotlivá klíčová slova v českém jazyce, oddělená čárkami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Keywords</text:p>
      <text:p text:style-name="P23">Sem budou zapsána jednotlivá klíčová slova v anglickém jazyce, oddělená čárkami.</text:p>
      <text:p text:style-name="P23"/>
      <text:p text:style-name="P24"/>
      <text:p text:style-name="P24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4">Citace</text:p>
      <text:p text:style-name="P23">Jméno Příjmení: Název práce v jazyce práce, bakalářská práce, Brno, FIT VUT v Brně, rok</text:p>
      <text:p text:style-name="P152">Metody strojového učení ve zpracování přirozeného jazyka</text:p>
      <text:p text:style-name="P19"/>
      <text:p text:style-name="P19"/>
      <text:p text:style-name="P19"/>
      <text:p text:style-name="P24">Prohlášení</text:p>
      <text:p text:style-name="P20"><text:span text:style-name="T1">Prohlašuji, že jsem tuto </text:span><text:span text:style-name="T1">bakalářskou práci vypracoval samostatně pod vedením...</text:span></text:p>
      <text:p text:style-name="P19">Další informace mi poskytli...</text:p>
      <text:p text:style-name="P19">Uvedl jsem všechny literární prameny a publikace, ze kterých jsem čerpal.</text:p>
      <text:p text:style-name="P19"/>
      <text:p text:style-name="P19"/>
      <text:p text:style-name="P22">……………………</text:p>
      <text:p text:style-name="P22">Marek Vantuch</text:p>
      <text:p text:style-name="P22">9. července 2010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Poděkování</text:p>
      <text:p text:style-name="P23">V této sekci je možno uvést poděkování vedoucímu práce a těm, kteří poskytli odbornou pomoc (externí zadavatel, konzultant, apod.).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© Marek Vantuch, 2010</text:p>
      <text:p text:style-name="P21">Tato práce vznikla jako školní dílo na Vysokém učení technickém v Brně, Fakultě informačních technologií. Práce je chráněna autorským zákonem a její užití bez udělení oprávnění autorem je nezákonné, s výjimkou zákonem definovaných případů.</text:p>
      <text:p text:style-name="P154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49"><text:s/>Obsah<text:tab/>1</text:p>
          <text:p text:style-name="P149">1 Úvod<text:tab/>2</text:p>
          <text:p text:style-name="P150">1.1 Značkování českého jazyka<text:tab/>2</text:p>
          <text:p text:style-name="P149">2 Existující řešení pro značkování českého jazyka<text:tab/>3</text:p>
          <text:p text:style-name="P149">3 Použité algoritmy<text:tab/>3</text:p>
          <text:p text:style-name="P150">3.1 Hiden Markov Model (HMM)<text:tab/>3</text:p>
          <text:p text:style-name="P150">3.2 Conditional Random Fields (CRF)<text:tab/>3</text:p>
          <text:p text:style-name="P150">3.3 Viterbi algorythm<text:tab/>3</text:p>
          <text:p text:style-name="P149">4 Formát vstupních dat<text:tab/>3</text:p>
          <text:p text:style-name="P149">5 Informační systém<text:tab/>3</text:p>
          <text:p text:style-name="P150">5.1 Spuštění testu<text:tab/>4</text:p>
          <text:p text:style-name="P150">5.2 Dokončení testu<text:tab/>4</text:p>
          <text:p text:style-name="P150">5.3 Zobrazení běžících a skončených testů, zobrazení náhledu<text:tab/>4</text:p>
          <text:p text:style-name="P149">6 CRF++<text:tab/>5</text:p>
          <text:p text:style-name="P150">6.1 Popis programu<text:tab/>5</text:p>
          <text:p text:style-name="P150">6.2 Způsob testování<text:tab/>5</text:p>
          <text:p text:style-name="P150">6.3 Značkování textu <text:tab/>5</text:p>
          <text:p text:style-name="P150">6.4 Použité příznaky<text:tab/>6</text:p>
          <text:p text:style-name="P150">6.5 Rozdělení na kroky<text:tab/>6</text:p>
          <text:p text:style-name="P150">6.6 Výsledky testování<text:tab/>6</text:p>
          <text:p text:style-name="P149">7 CRFSUITE<text:tab/>8</text:p>
          <text:p text:style-name="P150">7.1 Popis programu<text:tab/>8</text:p>
          <text:p text:style-name="P150">7.2 Značkování textu<text:tab/>8</text:p>
          <text:p text:style-name="P150">7.3 Analýza před tvorbou značek<text:tab/>8</text:p>
          <text:p text:style-name="P150">7.4 Použité příznaky<text:tab/>8</text:p>
          <text:p text:style-name="P150">7.5 Seznam použitých příznaků<text:tab/>9</text:p>
          <text:p text:style-name="P150">7.6 Použití pouze části značky<text:tab/>10</text:p>
          <text:p text:style-name="P150">7.7 Způsob testování<text:tab/>10</text:p>
          <text:p text:style-name="P151">7.7.1 Skripty<text:tab/>10</text:p>
          <text:p text:style-name="P150">7.8 Testy<text:tab/>10</text:p>
          <text:p text:style-name="P149"><text:s/>Literatura<text:tab/>18</text:p>
          <text:p text:style-name="P149"><text:s/>Seznam příloh<text:tab/>20</text:p>
        </text:index-body>
      </text:table-of-content>
      <text:p text:style-name="P17"/>
      <text:h text:style-name="P131" text:outline-level="1">Úvod</text:h>
      <text:p text:style-name="P26">Tato práce pojednává o využití již existujících programů, zpracovávajících algoritmy, používané k počítačovému zpracování textu, jaký mi jsou HMM a CRF. Nejdříve přiblížím způsob, jakým tyto algoritmy fungují a způsob zpracování programy. Dále se tato práce věnuje jejich praktickému použití pro náš problém</text:p>
      <text:h text:style-name="P140" text:outline-level="2"><text:span text:style-name="T34">Značkování českého jazyka</text:span></text:h>
      <text:p text:style-name="P158"><text:span text:style-name="T34"/></text:p>
      <text:p text:style-name="P26">Definice</text:p>
      <text:p text:style-name="P32">Značkování jazyka označuje proces, při kterém je každému slovu, obsaženému ve větě, přiřazena značka, určující jeho kategorie. Tato informace může být často velmi důležitá k dalšímu zpracování textu, překladům a podobně. </text:p>
      <text:p text:style-name="P26">Systém značek</text:p>
      <text:p text:style-name="P32">Formát dat</text:p>
      <text:p text:style-name="P32"/>
      <text:p text:style-name="P26"><text:tab/>Ve zpracování tištěného textu počítačem a jeho automatickém pochopení je potřeba slova jakýmsi způsobem popsat, abychom mohli postupně </text:p>
      <text:p text:style-name="P26">Jak si jistě každý z nás pamatuje, každé slovo českého jazyka má mnoho kategorií, do kterých může být zařazeno – od slovního druhu po slovesný vid. V počítačovém zpracování jazyka lze použít několika různých přístupů k uložení těchto informací. V našem případě bude struktura značek odpovídat systému používanému na pražské Universitě Karlově. Tento systém se skládá ze 16 pozic:</text:p>
      <text:p text:style-name="P32">1 Slovní druh</text:p>
      <text:p text:style-name="P32">2 Detail slovního druhu</text:p>
      <text:p text:style-name="P32">3 Jmenný rod</text:p>
      <text:p text:style-name="P32">4 Číslo</text:p>
      <text:p text:style-name="P32">5 Pád</text:p>
      <text:p text:style-name="P32">6 Přivlastňovací rod</text:p>
      <text:p text:style-name="P32">7 Přivlastňovací číslo</text:p>
      <text:p text:style-name="P32">8 Osoba</text:p>
      <text:p text:style-name="P32">9 Čas</text:p>
      <text:p text:style-name="P32">10 Stupeň</text:p>
      <text:p text:style-name="P32">11 Negace</text:p>
      <text:p text:style-name="P32">12 Aktívum/pasívum</text:p>
      <text:p text:style-name="P32">13 Nepoužito</text:p>
      <text:p text:style-name="P32">14 Nepoužito</text:p>
      <text:p text:style-name="P32">15 Varianta, stylový příznak a pod.</text:p>
      <text:p text:style-name="P32">16 Slovesný vid</text:p>
      <text:p text:style-name="P32">Obtížnosti</text:p>
      <text:p text:style-name="P32">Z velkého množství složek značek vyplývá, že na rozdíl od například anglických značek, kde existuje pouze malé množství výsledných značek – skládá se pouze ze tří pozic – se v českém značkovacím systému může objevit až několik tisíc různých výsledných značek. Tím je velmi ztížena role značkovacího programu, který musí ohodnotit velkou množinu značek(labels) a tím se ohromně zvyšuje jak časová, tak paměťová náročnost. Z tohoto důvodu budou také v pozdějších částech práce popsány pokusy s odebíráním jednotlivých částí značek a používáním pouze těch nejdůležitějších, jako jsou slovní druh, rod, číslo, pád a podobně. Podle výsledků se tím rapidně sníží počet variant značky, což při mnou použitých programech výrazně snižuje náročnost výpočtů. </text:p>
      <text:p text:style-name="P32">Formát dat</text:p>
      <text:p text:style-name="P32"><text:soft-page-break/>K trénování a následné evaluaci výsledků máme k dispozici okolo <text:span text:style-name="T34">77</text:span> 00<text:span text:style-name="T34">0 </text:span>vět. Data jsou originálně ve formátu csts, ze kterého jsou pomocí skriptů převedeny na formát, použitelný jednotlivými programy, zpracujícími algoritmy počítačového učení. </text:p>
      <text:p text:style-name="P32"/>
      <text:h text:style-name="Heading_20_1" text:outline-level="1"><text:span text:style-name="T34">Existující řešení pro značkování českého jazyka</text:span></text:h>
      <text:p text:style-name="P32"/>
      <text:h text:style-name="Heading_20_1" text:outline-level="1"><text:span text:style-name="T34">Použité a</text:span>lgoritmy</text:h>
      <text:h text:style-name="Heading_20_2" text:outline-level="2">Hiden Markov Model (HMM)</text:h>
      <text:h text:style-name="Heading_20_2" text:outline-level="2">Conditional Random Fields (CRF)</text:h>
      <text:h text:style-name="Heading_20_2" text:outline-level="2">Viterbi algorythm</text:h>
      <text:p text:style-name="P31"/>
      <text:p text:style-name="P165"/>
      <text:h text:style-name="Heading_20_1" text:outline-level="1"><text:span text:style-name="T34">Formát vstupních dat</text:span></text:h>
      <text:h text:style-name="Heading_20_1" text:outline-level="1"><text:span text:style-name="T34">Informační systém</text:span></text:h>
      <text:p text:style-name="P138"><text:span text:style-name="T36">Z důvodu velkého množství jednotlivý</text:span><text:span text:style-name="T35">ch </text:span><text:span text:style-name="T36">test</text:span><text:span text:style-name="T35">ů</text:span><text:span text:style-name="T34">, různých nastavení a strojů, na kterých testování běží ( jednalo se až o 7 počítačů simultánně zpracovávajících dat</text:span><text:span text:style-name="T35">a)</text:span><text:span text:style-name="T36"> jsem se rozhodl vytvořit za pomoci open-source CMS systému Drupal informační systém, který mi pomůže udržovat si přehled o všech spuštěných testech a o jejich výsle</text:span><text:span text:style-name="T35">dcích. Systém byl vytvořen jako modul, použitelný na jakékoliv webové stránce, používající k uložení informací databázi dané stránky (dle standardu systému Drupal). </text:span><text:span text:style-name="T37">Databáze se skládá ze tří tabulek – Testů, Příznaků a tabulky, implementující jejich příslušnost (které příznaky byly použity ve kterém testu). Tímto způsobem je lehce dosáhnuto možnosti v budoucnu rozšířit příznaky o nové prvky.</text:span></text:p>
      <text:p text:style-name="P138"><text:span text:style-name="T37">Systém je rozdělen na následujících 5 částí: </text:span></text:p>
      <text:list xml:id="list1812613940" text:style-name="L2">
        <text:list-item>
          <text:p text:style-name="P137"><text:span text:style-name="T37">Spuštění nového testu</text:span></text:p>
        </text:list-item>
        <text:list-item>
          <text:p text:style-name="P137"><text:span text:style-name="T37">Dokončení běžícího testu</text:span></text:p>
        </text:list-item>
        <text:list-item>
          <text:p text:style-name="P137"><text:span text:style-name="T37">Zobrazení běžících testů</text:span></text:p>
        </text:list-item>
        <text:list-item>
          <text:p text:style-name="P137"><text:span text:style-name="T37">Zobrazení dokončených testů</text:span></text:p>
        </text:list-item>
        <text:list-item>
          <text:p text:style-name="P137"><text:span text:style-name="T37">Zobrazení náhledu na testy</text:span></text:p>
        </text:list-item>
      </text:list>
      <text:h text:style-name="Heading_20_2" text:outline-level="2"><text:soft-page-break/><text:span text:style-name="T37">S</text:span><text:span text:style-name="T38">puštění testu</text:span></text:h>
      <text:list xml:id="list663504213" text:continue-numbering="true" text:style-name="L2">
        <text:list-header>
          <text:p text:style-name="P137"><text:span text:style-name="T37">Při spuštění se do systému zadávají následující data:</text:span></text:p>
        </text:list-header>
      </text:list>
      <text:list xml:id="list2083615596" text:style-name="L5">
        <text:list-item>
          <text:p text:style-name="P135"><text:span text:style-name="T37">Název použitého programu</text:span></text:p>
        </text:list-item>
        <text:list-item>
          <text:p text:style-name="P135"><text:span text:style-name="T37">Jméno počítače, na kterém testování běží</text:span></text:p>
        </text:list-item>
        <text:list-item>
          <text:p text:style-name="P135"><text:span text:style-name="T37">Popis testování</text:span></text:p>
        </text:list-item>
        <text:list-item>
          <text:p text:style-name="P135"><text:span text:style-name="T37">Typ regularizace(sjednocení) – možnost průběžně vyřazovat zbytečné příznaky</text:span></text:p>
        </text:list-item>
        <text:list-item>
          <text:p text:style-name="P135"><text:span text:style-name="T37">Počet vstupních vět použitých pro testování</text:span></text:p>
        </text:list-item>
        <text:list-item>
          <text:p text:style-name="P135"><text:span text:style-name="T37">Počet vstupních vět použitých pro evaluaci</text:span></text:p>
        </text:list-item>
        <text:list-item>
          <text:p text:style-name="P135"><text:span text:style-name="T37">Maximální počet iterací</text:span></text:p>
        </text:list-item>
        <text:list-item>
          <text:p text:style-name="P135"><text:span text:style-name="T37">Použité příznaky</text:span></text:p>
        </text:list-item>
        <text:list-item>
          <text:p text:style-name="P135"><text:span text:style-name="T37">Použité sloupce značky</text:span></text:p>
        </text:list-item>
      </text:list>
      <text:h text:style-name="Heading_20_2" text:outline-level="2"><text:span text:style-name="T37">Dokončení testu</text:span></text:h>
      <text:p text:style-name="P139"><text:span text:style-name="T37">Při ukončení testu se poté dodají informace, které použijeme při odvozování výsledků a grafů. Mezi tyto informace patří následující:</text:span></text:p>
      <text:list xml:id="list1001713956" text:style-name="L6">
        <text:list-item>
          <text:p text:style-name="P136"><text:span text:style-name="T39">Počet slov použitých při trénování</text:span></text:p>
        </text:list-item>
        <text:list-item>
          <text:p text:style-name="P136"><text:span text:style-name="T39">Počet unikátních značek v trénovacích datech</text:span></text:p>
        </text:list-item>
        <text:list-item>
          <text:p text:style-name="P136"><text:span text:style-name="T39">Počet iterací</text:span></text:p>
        </text:list-item>
        <text:list-item>
          <text:p text:style-name="P136"><text:span text:style-name="T39">Čas začátku a čas konce trénování</text:span></text:p>
        </text:list-item>
        <text:list-item>
          <text:p text:style-name="P136"><text:span text:style-name="T39">Doba evaluace – značkování</text:span></text:p>
        </text:list-item>
        <text:list-item>
          <text:p text:style-name="P136"><text:span text:style-name="T39">Počet příznaků na začátku a na konci</text:span></text:p>
        </text:list-item>
        <text:list-item>
          <text:p text:style-name="P136"><text:span text:style-name="T39">Velikost modelu</text:span></text:p>
        </text:list-item>
        <text:list-item>
          <text:p text:style-name="P136"><text:span text:style-name="T39">Procentuální úspěšnost značkování u jednotlivých slov a u vět</text:span></text:p>
        </text:list-item>
      </text:list>
      <text:h text:style-name="Heading_20_2" text:outline-level="2"><text:span text:style-name="T37">Zobrazení běžících a skončených testů, zobrazení náhledu</text:span></text:h>
      <text:p text:style-name="P138"><text:span text:style-name="T39">Na těchto stránkách si poté můžeme prohlédnout výsledky, které můžeme později použít k dalším účelům. V průběhu testování je poté důležitá stránka zobrazení náhledu, která nám zobrazuje, které testy již byly provedeny, nebo právě běží, a dává nám tak jednoduchou možnost rozmyslet, které testy by bylo vhodné spustit.</text:span></text:p>
      <text:h text:style-name="P132" text:outline-level="1">CRF++</text:h>
      <text:h text:style-name="P141" text:outline-level="2">Popis programu</text:h>
      <text:p text:style-name="P37"><text:span text:style-name="T12">Program CRF++ je open-source implementací algoritmu Conditional Random Fields, určený pro značkování sekvenčních dat. Nabízí se tedy jako jeden z kandidátů pro potřeby toho projektu. Program je napsán v jazyce C++ za použití STL knihovny. </text:span><text:span text:style-name="T13">Implementuje také možnost bigramů – příznaků, fungujících v případě této implementace jako cesta – z předchozího prvku k prvku aktivnímu. </text:span><text:span text:style-name="T14">Tato vlastnost je však paměťově i časově náročná, z důvodu nutnosti vygenerovat příznaky pro všechny možné cesty (od všech známých značek ke všem známým značkám), což je v případě přítomnosti více než 1000 unikátních značek velmi náročnou záležitostí.</text:span></text:p>
      <text:p text:style-name="P54">Nevýhodou programu je naprosto nekomentovaný a proto případné úpravy jeho kódu jsou o dost komplikovanější.</text:p>
      <text:h text:style-name="P142" text:outline-level="2">Způsob testování</text:h>
      <text:p text:style-name="P114">Při možnosti počítat s předchozím prvkem, určeným algoritmem, se nabízí ji využít v našem programu. Bohužel, s délkou české značky také přichází kámen úrazu, kdy program nechápe „smysl“ předchozí značky, ale bere ji jako celek. Nemůže tedy vyčíst pravidla, že když předchozí slovo bylo podstatné jméno v určitém pádě, pokračuj takto. Rozumí pouze, že pokud předchozí slovo bylo podstatné jméno, v tomto pádě, rodě a všech ostatních detailech, pokračuj na určité pravidlo. Tím se velmi snižuje možnost pracovat s příznaky a také efektivita daného algoritmu. K vyřešení tohoto problému byl vytvořen skript, který postupně trénuje s jednotlivými částmi značky a v několika trénováních získává průběžně částečné informace, se kterými poté pracuje na konečném výsledku. Při použití kompletní značky má také tento program zásadní problémy, neboť většinou spadne s chybou SIGSEGV.</text:p>
      <text:p text:style-name="P52"/>
      <text:h text:style-name="P143" text:outline-level="2">Značkování textu </text:h>
      <text:p text:style-name="P55">V případě tohoto programu se pravidla na tvorbu příznaků předávají jako konfigurační soubor a proto je nutné všechny předběžné úpravy udělat už na vstupních datech. K tomuto účelu byl vytvořen skript v jazyce awk, který je poté volán z hlavního skriptu, starajícího se o celý průběh trénování. </text:p>
      <text:p text:style-name="P55">Konfigurační soubor je poté tvořen písmenem, označujícím, zda jde o unigram(vztahující se pouze k současné značce), či o bigram(vztahující se k současné a předchozí značce). Písmeno je následováno dvouciferným číslem, určeným k zajištění unikátnosti příznaku, dvojtečkou a řetězcem určujícím, který prvek vstupních dat použít. K tomu slouží následující zápis: %[x,y] kde x značí relativní pozici mezi slovy (0 značí aktuální slovo, -1 předchozí slovo a 1 slovo následující) a y označuje sloupec vstupních dat, který má být použit. </text:p>
      <text:p text:style-name="P55">Jelikož značkování probíhá v několika krocích, kdy v každém z nich nám přibude další sloupec a další souvislosti mezi daty, je nutno připravit pro každý krok samostatný konfigurační soubor. Také je důležité nastavit jej správně pro co nejlepší výslednou úspěšnost.</text:p>
      <text:p text:style-name="P38"><text:span text:style-name="T14">Pro řízení procesu byl sepsán skript v jazyce BASH, který využívá programu pro tvorbu vstupních dat, napsaného v jazyce C, </text:span><text:span text:style-name="T15">převádějícího řetězce na čísla, </text:span><text:span text:style-name="T14">a dalšího skriptu v jazyce awk určeného ke konečné analýze úspěšnosti.</text:span></text:p>
      <text:h text:style-name="P143" text:outline-level="2"><text:soft-page-break/>Použité příznaky</text:h>
      <text:p text:style-name="P38"><text:span text:style-name="T14">Z důvodu několika-krokového charakteru testování se příznaky velmi liší, veskrze jde však pouze o kombinace předchozích a aktuálních prvků vstupních souborů. Také byly použity několikanásobné příznaky, skládající se zároveň ze dvou prvků (minulá a současná značka apod.). Pro tvoření příznaků bylo použito: Tvar slova, Lemmata (složenina všech možných lemmat)</text:span><text:span text:style-name="T15">, část značky, určující slovní druh (pokud se shodovala ve všech možnostech vstupních dat) a průběžně získaných výsledků.</text:span></text:p>
      <text:h text:style-name="P144" text:outline-level="2">Rozdělení na kroky</text:h>
      <text:p text:style-name="P56">Správné rozdělení bylo testováno, motivací však bylo natrénovat nejdůležitější části značky nejdříve a pokračovat s méně významnými sloupci. Při tomto testování se tedy bude moci již použít natrénovaných dat k lepším výsledkům. V prvním kroku proto bylo často použito slovního druhu a jeho detailu, v druhém rodu, osoby, pádu a ve třetím několika ze zbylých vlastností. </text:p>
      <text:h text:style-name="P144" text:outline-level="2">Výsledky testování</text:h>
      <text:p text:style-name="P57">TEST 1</text:p>
      <text:p text:style-name="P39"><text:span text:style-name="T16">Počet vět: </text:span><text:span text:style-name="T17">3000</text:span></text:p>
      <text:p text:style-name="P67">Počet vláken: 6</text:p>
      <text:p text:style-name="P67">C: 40</text:p>
      <text:p text:style-name="P70">Eta: 0.05</text:p>
      <text:p text:style-name="P72"/>
      <text:p text:style-name="P67">Krok č.1:</text:p>
      <text:p text:style-name="P67">Části značky: 1100000000000000</text:p>
      <text:p text:style-name="P39"><text:span text:style-name="T16">Počet příznaků: </text:span><text:span text:style-name="T17">1</text:span><text:span text:style-name="T16">31</text:span><text:span text:style-name="T17">8</text:span><text:span text:style-name="T16">35</text:span><text:span text:style-name="T17">0</text:span></text:p>
      <text:p text:style-name="P73">Čas: 1843s</text:p>
      <text:p text:style-name="P73"/>
      <text:p text:style-name="P73">Procent: 94.099%</text:p>
      <text:p text:style-name="P73"/>
      <text:p text:style-name="P73">Krok č.2:</text:p>
      <text:p text:style-name="P40"><text:span text:style-name="T16">Části značky: </text:span><text:span text:style-name="T17">001</text:span><text:span text:style-name="T16">0</text:span><text:span text:style-name="T17">1</text:span><text:span text:style-name="T16">00</text:span><text:span text:style-name="T17">1</text:span><text:span text:style-name="T16">00000000</text:span></text:p>
      <text:p text:style-name="P40"><text:span text:style-name="T16">Počet příznaků: </text:span><text:span text:style-name="T17">2354463</text:span></text:p>
      <text:p text:style-name="P73">čas: 1900s</text:p>
      <text:p text:style-name="P73"/>
      <text:p text:style-name="P73">Procent: 59.1047%</text:p>
      <text:p text:style-name="P73"/>
      <text:p text:style-name="P73">Krok č.3:</text:p>
      <text:p text:style-name="P40"><text:span text:style-name="T16">Části značky: </text:span><text:span text:style-name="T17">00010</text:span><text:span text:style-name="T16">00</text:span><text:span text:style-name="T17">01</text:span><text:span text:style-name="T16">0000000</text:span></text:p>
      <text:p text:style-name="P40"><text:span text:style-name="T16">Počet příznaků: </text:span><text:span text:style-name="T17">299812</text:span></text:p>
      <text:p text:style-name="P73">čas: 74s</text:p>
      <text:p text:style-name="P73"/>
      <text:p text:style-name="P73">Procent: 80.5259%</text:p>
      <text:p text:style-name="P73"/>
      <text:p text:style-name="P41"><text:span text:style-name="T6">TEST </text:span><text:span text:style-name="T18">2</text:span></text:p>
      <text:p text:style-name="P41"><text:span text:style-name="T16">Počet vět: </text:span><text:span text:style-name="T17">3000</text:span></text:p>
      <text:p text:style-name="P68">Počet vláken: 6</text:p>
      <text:p text:style-name="P68">C: 40</text:p>
      <text:p text:style-name="P70">Eta: 0.005</text:p>
      <text:p text:style-name="P72"><text:soft-page-break/>Celkem slov: 182427</text:p>
      <text:p text:style-name="P72"/>
      <text:p text:style-name="P68"/>
      <text:p text:style-name="P68">Krok č.1:</text:p>
      <text:p text:style-name="P68">Části značky: 1100000000000000</text:p>
      <text:p text:style-name="P41"><text:span text:style-name="T16">Počet příznaků: </text:span><text:span text:style-name="T20">2065745</text:span></text:p>
      <text:p text:style-name="P41"><text:span text:style-name="T17">Čas: </text:span><text:span text:style-name="T18">17m</text:span></text:p>
      <text:p text:style-name="P72"/>
      <text:p text:style-name="P41"><text:span text:style-name="T17">Procent: 9.</text:span><text:span text:style-name="T19">2487</text:span><text:span text:style-name="T17">%</text:span></text:p>
      <text:p text:style-name="P72"/>
      <text:p text:style-name="P72">Krok č.2:</text:p>
      <text:p text:style-name="P41"><text:span text:style-name="T16">Části značky: </text:span><text:span text:style-name="T17">001</text:span><text:span text:style-name="T16">0</text:span><text:span text:style-name="T17">1</text:span><text:span text:style-name="T16">00</text:span><text:span text:style-name="T18">0</text:span><text:span text:style-name="T16">00000000</text:span></text:p>
      <text:p text:style-name="P41"><text:span text:style-name="T16">Počet příznaků: </text:span><text:span text:style-name="T18">1</text:span><text:span text:style-name="T20">716750</text:span></text:p>
      <text:p text:style-name="P41"><text:span text:style-name="T17">čas: </text:span><text:span text:style-name="T18">27m</text:span></text:p>
      <text:p text:style-name="P72"/>
      <text:p text:style-name="P41"><text:span text:style-name="T17">Procent: </text:span><text:span text:style-name="T18">7</text:span><text:span text:style-name="T19">5</text:span><text:span text:style-name="T17">.</text:span><text:span text:style-name="T19">0997</text:span><text:span text:style-name="T17">%</text:span></text:p>
      <text:p text:style-name="P72"/>
      <text:p text:style-name="P72">Krok č.3:</text:p>
      <text:p text:style-name="P41"><text:span text:style-name="T16">Části značky: </text:span><text:span text:style-name="T17">00010</text:span><text:span text:style-name="T16">00</text:span><text:span text:style-name="T18">1</text:span><text:span text:style-name="T17">1</text:span><text:span text:style-name="T16">0000000</text:span></text:p>
      <text:p text:style-name="P41"><text:span text:style-name="T16">Počet příznaků: </text:span><text:span text:style-name="T20">897138</text:span></text:p>
      <text:p text:style-name="P41"><text:span text:style-name="T17">čas: </text:span><text:span text:style-name="T18">20m</text:span></text:p>
      <text:p text:style-name="P72"/>
      <text:p text:style-name="P41"><text:span text:style-name="T17">Procent: 8</text:span><text:span text:style-name="T19">7</text:span><text:span text:style-name="T17">.</text:span><text:span text:style-name="T19">0</text:span><text:span text:style-name="T18">55</text:span><text:span text:style-name="T17">%</text:span></text:p>
      <text:p text:style-name="P67"/>
      <text:p text:style-name="P42"><text:span text:style-name="T6">TEST </text:span><text:span text:style-name="T19">3</text:span></text:p>
      <text:p text:style-name="P42"><text:span text:style-name="T16">Počet vět: </text:span><text:span text:style-name="T19">5</text:span><text:span text:style-name="T17">000</text:span></text:p>
      <text:p text:style-name="P69">Počet vláken: 6</text:p>
      <text:p text:style-name="P69">C: 40</text:p>
      <text:p text:style-name="P71">Eta: 0.005</text:p>
      <text:p text:style-name="P74"/>
      <text:p text:style-name="P69"/>
      <text:p text:style-name="P69">Krok č.1:</text:p>
      <text:p text:style-name="P69">Části značky: 1100000000000000</text:p>
      <text:p text:style-name="P42"><text:span text:style-name="T16">Počet příznaků: </text:span><text:span text:style-name="T17">1</text:span><text:span text:style-name="T16">31</text:span><text:span text:style-name="T17">8</text:span><text:span text:style-name="T16">35</text:span><text:span text:style-name="T17">0</text:span></text:p>
      <text:p text:style-name="P42"><text:span text:style-name="T17">Čas: </text:span><text:span text:style-name="T19">33</text:span><text:span text:style-name="T18">m</text:span></text:p>
      <text:p text:style-name="P74"/>
      <text:p text:style-name="P42"><text:span text:style-name="T17">Procent: 94.</text:span><text:span text:style-name="T18">3122</text:span><text:span text:style-name="T17">%</text:span></text:p>
      <text:p text:style-name="P74"/>
      <text:p text:style-name="P74">Krok č.2:</text:p>
      <text:p text:style-name="P42"><text:span text:style-name="T16">Části značky: </text:span><text:span text:style-name="T17">001</text:span><text:span text:style-name="T16">0</text:span><text:span text:style-name="T17">1</text:span><text:span text:style-name="T16">00</text:span><text:span text:style-name="T18">0</text:span><text:span text:style-name="T16">00000000</text:span></text:p>
      <text:p text:style-name="P42"><text:span text:style-name="T16">Počet příznaků: </text:span><text:span text:style-name="T18">1097024</text:span></text:p>
      <text:p text:style-name="P42"><text:span text:style-name="T17">čas: </text:span><text:span text:style-name="T19">58</text:span><text:span text:style-name="T18">m</text:span></text:p>
      <text:p text:style-name="P74"/>
      <text:p text:style-name="P42"><text:span text:style-name="T17">Procent: </text:span><text:span text:style-name="T18">71</text:span><text:span text:style-name="T17">.</text:span><text:span text:style-name="T18">3025</text:span><text:span text:style-name="T17">%</text:span></text:p>
      <text:p text:style-name="P74"/>
      <text:p text:style-name="P74">Krok č.3:</text:p>
      <text:p text:style-name="P42"><text:span text:style-name="T16">Části značky: </text:span><text:span text:style-name="T17">00010</text:span><text:span text:style-name="T16">00</text:span><text:span text:style-name="T18">1</text:span><text:span text:style-name="T17">1</text:span><text:span text:style-name="T16">0000000</text:span></text:p>
      <text:p text:style-name="P42"><text:span text:style-name="T16">Počet příznaků: </text:span><text:span text:style-name="T18">596079</text:span></text:p>
      <text:p text:style-name="P42"><text:span text:style-name="T17">čas: </text:span><text:span text:style-name="T19">42</text:span><text:span text:style-name="T18">m</text:span></text:p>
      <text:p text:style-name="P74"/>
      <text:p text:style-name="P42"><text:span text:style-name="T17">Procent: 8</text:span><text:span text:style-name="T18">4</text:span><text:span text:style-name="T17">.</text:span><text:span text:style-name="T18">855</text:span><text:span text:style-name="T17">9%</text:span></text:p>
      <text:h text:style-name="P133" text:outline-level="1">CRFSUITE</text:h>
      <text:h text:style-name="P141" text:outline-level="2">Popis programu</text:h>
      <text:p text:style-name="P43"><text:span text:style-name="T12">Program CRF++ je open-source implementací algoritmu Conditional Random Fields, určený pro značkování sekvenčních dat. </text:span><text:span text:style-name="T21">Je naprogramován v čistém C a optimalizován pro rychlost. Je vyvíjen japonským programátorem, panem</text:span><text:span text:style-name="T24"> </text:span><text:span text:style-name="T22">Naoaki Okazakim. </text:span><text:span text:style-name="T23">Ke svému chodu vyžaduje knihovnu libLBFGS.</text:span></text:p>
      <text:h text:style-name="P146" text:outline-level="2">Značkování textu</text:h>
      <text:p text:style-name="P53">Ke značkování je použit skript v jazyce python, který se stará o analýzu vstupních dat, jejich úpravu a vytvoření souboru, obsahujícího připravené značky pro externí program. </text:p>
      <text:p text:style-name="P75">Skript postupně načítá data ze vstupního souboru a vytváří multidimenzionální pole pro pozdější zpracování. Při tomto kroku také provádí určité přídavné operace, které pomáhají rychlosti pozdějších kroků, jako před-generování přípon slov, abychom je nemuseli z řetězce preparovat v každém kroku a tím opakovat již vykonanou práci. Z vytvořených dat jsou poté budovány příznaky podle námi zadaných pravidel. V našem případě máme v každém řádku, reprezentujícím jedno slovo, uložených 5 sloupců.</text:p>
      <text:p text:style-name="P75"/>
      <table:table table:name="Tabulka1" table:style-name="Tabulka1">
        <table:table-column table:style-name="Tabulka1.A" table:number-columns-repeated="5"/>
        <table:table-header-rows>
          <table:table-row>
            <table:table-cell table:style-name="Tabulka1.A1" office:value-type="float" office:value="1">
              <text:p text:style-name="P126">1</text:p>
            </table:table-cell>
            <table:table-cell table:style-name="Tabulka1.A1" office:value-type="float" office:value="2">
              <text:p text:style-name="P126">2</text:p>
            </table:table-cell>
            <table:table-cell table:style-name="Tabulka1.A1" office:value-type="float" office:value="3">
              <text:p text:style-name="P126">3</text:p>
            </table:table-cell>
            <table:table-cell table:style-name="Tabulka1.A1" office:value-type="float" office:value="4">
              <text:p text:style-name="P126">4</text:p>
            </table:table-cell>
            <table:table-cell table:style-name="Tabulka1.E1" office:value-type="float" office:value="5">
              <text:p text:style-name="P126">5</text:p>
            </table:table-cell>
          </table:table-row>
        </table:table-header-rows>
        <table:table-row>
          <table:table-cell table:style-name="Tabulka1.A2" office:value-type="string">
            <text:p text:style-name="P116">Slovno samotné</text:p>
          </table:table-cell>
          <table:table-cell table:style-name="Tabulka1.A2" office:value-type="string">
            <text:p text:style-name="P116">značka</text:p>
          </table:table-cell>
          <table:table-cell table:style-name="Tabulka1.A2" office:value-type="string">
            <text:p text:style-name="P116">lemmata</text:p>
          </table:table-cell>
          <table:table-cell table:style-name="Tabulka1.A2" office:value-type="string">
            <text:p text:style-name="P116">přípona</text:p>
          </table:table-cell>
          <table:table-cell table:style-name="Tabulka1.E2" office:value-type="string">
            <text:p text:style-name="P116">Správná značka</text:p>
          </table:table-cell>
        </table:table-row>
      </table:table>
      <text:p text:style-name="P75"/>
      <text:p text:style-name="P75">Jako první poté, dle formátu cíleného programu, vypíše správnou značku, následovanou všemi příznaky, tvořenými podle námi zadaných pravidel.</text:p>
      <text:h text:style-name="P147" text:outline-level="2">Analýza před tvorbou značek</text:h>
      <text:p text:style-name="P35"><text:span text:style-name="T8">Jelikož pro každé slovo máme ve vstupních datech dostupné všechny možné značky, můžeme tyto informace využít pro tvorby příznaků pro další zpracování. Skript zkontroluje všechny možnosti a vybere všechny sloupce značky, které se shodují. </text:span><text:span text:style-name="T9">Dále spojí dohromady všechna možná lemmata a oddělí je mezi sebou lomítkem. Vytvoří se také řetězec obsahující příponu, který pro všechna slova delší než 2 znaky uloží řetězec, tvořený dvěma posledními znaky.</text:span></text:p>
      <text:h text:style-name="P146" text:outline-level="2">Použité příznaky</text:h>
      <text:p text:style-name="P36"><text:span text:style-name="T8">V našem projektu jsou jednak využívány klasické příznaky, které se používají prakticky ve všech typických příkladech využití počítačového učení </text:span><text:span text:style-name="T10">( předchozí prvek, následující prvek,... )</text:span><text:span text:style-name="T8">, jednak speciální, které mají smysl pouze pro značkování textu, či dokonce pouze pro český jazyk jako takový. </text:span></text:p>
      <text:p text:style-name="P76">Všechny příznaky dodržují označení, používané ve většině programů určených k automatickému počítačovému učení. Tímto je U na začátku, označující unigram, což značí, že se používá pouze tato pozice. Existuje i B, označující, že se dynamicky vytvářejí příznaky, označující předchozí a současnou značku ( například v programu CRF++, který používá stejný systém příznaků). Za úvodním písmenem pak následuje = a číslo příznaku, určené k odlišení příznaků od sebe. Toto <text:soft-page-break/>značení budeme využívat i v této publikaci pro označení a pozdější referenci námi použitých příznaků. </text:p>
      <text:h text:style-name="P146" text:outline-level="2">Seznam použitých příznaků</text:h>
      <text:p text:style-name="P77">Vysvětlivky:</text:p>
      <text:p text:style-name="P78">pozice x označuje aktuální pozici</text:p>
      <text:p text:style-name="P76"/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127">ID</text:p>
            </table:table-cell>
            <table:table-cell table:style-name="Tabulka2.B1" office:value-type="string">
              <text:p text:style-name="P127">Popis</text:p>
            </table:table-cell>
          </table:table-row>
        </table:table-header-rows>
        <table:table-row>
          <table:table-cell table:style-name="Tabulka2.A2" office:value-type="string">
            <text:p text:style-name="P117">U00</text:p>
          </table:table-cell>
          <table:table-cell table:style-name="Tabulka2.B2" office:value-type="string">
            <text:p text:style-name="P117">Slovní tvar na pozici x-2</text:p>
          </table:table-cell>
        </table:table-row>
        <table:table-row>
          <table:table-cell table:style-name="Tabulka2.A2" office:value-type="string">
            <text:p text:style-name="P117">U01</text:p>
          </table:table-cell>
          <table:table-cell table:style-name="Tabulka2.B2" office:value-type="string">
            <text:p text:style-name="P117">Slovní tvar na pozici x-1</text:p>
          </table:table-cell>
        </table:table-row>
        <table:table-row>
          <table:table-cell table:style-name="Tabulka2.A2" office:value-type="string">
            <text:p text:style-name="P117">U02</text:p>
          </table:table-cell>
          <table:table-cell table:style-name="Tabulka2.B2" office:value-type="string">
            <text:p text:style-name="P117">Slovní tvar na pozici x</text:p>
          </table:table-cell>
        </table:table-row>
        <table:table-row>
          <table:table-cell table:style-name="Tabulka2.A2" office:value-type="string">
            <text:p text:style-name="P117">U03</text:p>
          </table:table-cell>
          <table:table-cell table:style-name="Tabulka2.B2" office:value-type="string">
            <text:p text:style-name="P117">Slovní tvar na pozici x+1</text:p>
          </table:table-cell>
        </table:table-row>
        <table:table-row>
          <table:table-cell table:style-name="Tabulka2.A2" office:value-type="string">
            <text:p text:style-name="P117">U04</text:p>
          </table:table-cell>
          <table:table-cell table:style-name="Tabulka2.B2" office:value-type="string">
            <text:p text:style-name="P117">Slovní tvar na pozici x+2</text:p>
          </table:table-cell>
        </table:table-row>
        <table:table-row>
          <table:table-cell table:style-name="Tabulka2.A2" office:value-type="string">
            <text:p text:style-name="P117">U10</text:p>
          </table:table-cell>
          <table:table-cell table:style-name="Tabulka2.B2" office:value-type="string">
            <text:p text:style-name="P117">Značka (společné sloupce všech možných) na pozici x-2</text:p>
          </table:table-cell>
        </table:table-row>
        <table:table-row>
          <table:table-cell table:style-name="Tabulka2.A2" office:value-type="string">
            <text:p text:style-name="P117">U11</text:p>
          </table:table-cell>
          <table:table-cell table:style-name="Tabulka2.B2" office:value-type="string">
            <text:p text:style-name="P117">Značka (společné sloupce všech možných) na pozici x-1</text:p>
          </table:table-cell>
        </table:table-row>
        <table:table-row>
          <table:table-cell table:style-name="Tabulka2.A2" office:value-type="string">
            <text:p text:style-name="P117">U12</text:p>
          </table:table-cell>
          <table:table-cell table:style-name="Tabulka2.B2" office:value-type="string">
            <text:p text:style-name="P117">Značka (společné sloupce všech možných) na pozici x</text:p>
          </table:table-cell>
        </table:table-row>
        <table:table-row>
          <table:table-cell table:style-name="Tabulka2.A2" office:value-type="string">
            <text:p text:style-name="P117">U13</text:p>
          </table:table-cell>
          <table:table-cell table:style-name="Tabulka2.B2" office:value-type="string">
            <text:p text:style-name="P117">Značka (společné sloupce všech možných) na pozici x+1</text:p>
          </table:table-cell>
        </table:table-row>
        <table:table-row>
          <table:table-cell table:style-name="Tabulka2.A2" office:value-type="string">
            <text:p text:style-name="P117">U14</text:p>
          </table:table-cell>
          <table:table-cell table:style-name="Tabulka2.B2" office:value-type="string">
            <text:p text:style-name="P117">Značka (společné sloupce všech možných) na pozici x+2</text:p>
          </table:table-cell>
        </table:table-row>
        <table:table-row>
          <table:table-cell table:style-name="Tabulka2.A2" office:value-type="string">
            <text:p text:style-name="P117">U20</text:p>
          </table:table-cell>
          <table:table-cell table:style-name="Tabulka2.B2" office:value-type="string">
            <text:p text:style-name="P117">Možná lemmata na pozici x-2</text:p>
          </table:table-cell>
        </table:table-row>
        <table:table-row>
          <table:table-cell table:style-name="Tabulka2.A2" office:value-type="string">
            <text:p text:style-name="P117">U21</text:p>
          </table:table-cell>
          <table:table-cell table:style-name="Tabulka2.B2" office:value-type="string">
            <text:p text:style-name="P117">Možná lemmata na pozici x-1</text:p>
          </table:table-cell>
        </table:table-row>
        <table:table-row>
          <table:table-cell table:style-name="Tabulka2.A2" office:value-type="string">
            <text:p text:style-name="P117">U22</text:p>
          </table:table-cell>
          <table:table-cell table:style-name="Tabulka2.B2" office:value-type="string">
            <text:p text:style-name="P117">Možná lemmata na pozici x</text:p>
          </table:table-cell>
        </table:table-row>
        <table:table-row>
          <table:table-cell table:style-name="Tabulka2.A2" office:value-type="string">
            <text:p text:style-name="P117">U23</text:p>
          </table:table-cell>
          <table:table-cell table:style-name="Tabulka2.B2" office:value-type="string">
            <text:p text:style-name="P117">Možná lemmata na pozici x+1</text:p>
          </table:table-cell>
        </table:table-row>
        <table:table-row>
          <table:table-cell table:style-name="Tabulka2.A2" office:value-type="string">
            <text:p text:style-name="P117">U24</text:p>
          </table:table-cell>
          <table:table-cell table:style-name="Tabulka2.B2" office:value-type="string">
            <text:p text:style-name="P117">Možná lemmata na pozici x+2</text:p>
          </table:table-cell>
        </table:table-row>
        <table:table-row>
          <table:table-cell table:style-name="Tabulka2.A2" office:value-type="string">
            <text:p text:style-name="P117">U30</text:p>
          </table:table-cell>
          <table:table-cell table:style-name="Tabulka2.B2" office:value-type="string">
            <text:p text:style-name="P117">Přípona na pozici x-2</text:p>
          </table:table-cell>
        </table:table-row>
        <table:table-row>
          <table:table-cell table:style-name="Tabulka2.A2" office:value-type="string">
            <text:p text:style-name="P117">U31</text:p>
          </table:table-cell>
          <table:table-cell table:style-name="Tabulka2.B2" office:value-type="string">
            <text:p text:style-name="P117">Přípona na pozici x-1</text:p>
          </table:table-cell>
        </table:table-row>
        <table:table-row>
          <table:table-cell table:style-name="Tabulka2.A2" office:value-type="string">
            <text:p text:style-name="P117">U32</text:p>
          </table:table-cell>
          <table:table-cell table:style-name="Tabulka2.B2" office:value-type="string">
            <text:p text:style-name="P117">Přípona na pozici x</text:p>
          </table:table-cell>
        </table:table-row>
        <table:table-row>
          <table:table-cell table:style-name="Tabulka2.A2" office:value-type="string">
            <text:p text:style-name="P117">U33</text:p>
          </table:table-cell>
          <table:table-cell table:style-name="Tabulka2.B2" office:value-type="string">
            <text:p text:style-name="P117">Přípona na pozici x+1</text:p>
          </table:table-cell>
        </table:table-row>
        <table:table-row>
          <table:table-cell table:style-name="Tabulka2.A2" office:value-type="string">
            <text:p text:style-name="P117">U34</text:p>
          </table:table-cell>
          <table:table-cell table:style-name="Tabulka2.B2" office:value-type="string">
            <text:p text:style-name="P117">Přípona na pozici x+2</text:p>
          </table:table-cell>
        </table:table-row>
        <table:table-row>
          <table:table-cell table:style-name="Tabulka2.A2" office:value-type="string">
            <text:p text:style-name="P118">U40</text:p>
          </table:table-cell>
          <table:table-cell table:style-name="Tabulka2.B2" office:value-type="string">
            <text:p text:style-name="P118">Předpona – první písmeno slova</text:p>
          </table:table-cell>
        </table:table-row>
        <table:table-row>
          <table:table-cell table:style-name="Tabulka2.A2" office:value-type="string">
            <text:p text:style-name="P118">U41</text:p>
          </table:table-cell>
          <table:table-cell table:style-name="Tabulka2.B2" office:value-type="string">
            <text:p text:style-name="P118">Předpona – první dvě písmena slova</text:p>
          </table:table-cell>
        </table:table-row>
        <table:table-row>
          <table:table-cell table:style-name="Tabulka2.A2" office:value-type="string">
            <text:p text:style-name="P118">U42</text:p>
          </table:table-cell>
          <table:table-cell table:style-name="Tabulka2.B2" office:value-type="string">
            <text:p text:style-name="P118">Předpona – první tři písmena slova</text:p>
          </table:table-cell>
        </table:table-row>
        <table:table-row>
          <table:table-cell table:style-name="Tabulka2.A2" office:value-type="string">
            <text:p text:style-name="P118">U43</text:p>
          </table:table-cell>
          <table:table-cell table:style-name="Tabulka2.B2" office:value-type="string">
            <text:p text:style-name="P118">Koncovka – poslední písmeno slova</text:p>
          </table:table-cell>
        </table:table-row>
        <table:table-row>
          <table:table-cell table:style-name="Tabulka2.A2" office:value-type="string">
            <text:p text:style-name="P118">U50</text:p>
          </table:table-cell>
          <table:table-cell table:style-name="Tabulka2.B2" office:value-type="string">
            <text:p text:style-name="P118">Velikost písmen – Buď celé slovo velkými písmeny, nebo malými, nebo první písmeno velké</text:p>
          </table:table-cell>
        </table:table-row>
        <table:table-row>
          <table:table-cell table:style-name="Tabulka2.A2" office:value-type="string">
            <text:p text:style-name="P118">U51</text:p>
          </table:table-cell>
          <table:table-cell table:style-name="Tabulka2.B2" office:value-type="string">
            <text:p text:style-name="P118">Číslo, označující pozici ve větě</text:p>
          </table:table-cell>
        </table:table-row>
        <table:table-row>
          <table:table-cell table:style-name="Tabulka2.A2" office:value-type="string">
            <text:p text:style-name="P118">U52</text:p>
          </table:table-cell>
          <table:table-cell table:style-name="Tabulka2.B2" office:value-type="string">
            <text:p text:style-name="P118">Délka slova</text:p>
          </table:table-cell>
        </table:table-row>
        <table:table-row>
          <table:table-cell table:style-name="Tabulka2.A2" office:value-type="string">
            <text:p text:style-name="P118">U53</text:p>
          </table:table-cell>
          <table:table-cell table:style-name="Tabulka2.B2" office:value-type="string">
            <text:p text:style-name="P118">Značka nejbližšího slovesa ( vyhledáváno dopředu i dozadu)</text:p>
          </table:table-cell>
        </table:table-row>
      </table:table>
      <text:p text:style-name="P78"><text:soft-page-break/></text:p>
      <text:h text:style-name="P148" text:outline-level="2">Použití pouze části značky</text:h>
      <text:p text:style-name="P79">Z důvodu ušetření času a teoretické jednodušší možnosti natrénování ( odvozování pravidel od menšího počtu celkových značek ) byly při testování spouštěny testy s ne vždy kompletní značkou, ale pouze s jejími nejdůležitějšími částmi. <text:span text:style-name="T40">Je nutno však vědět, pro jaký konkrétní účel by měl program sloužit – v případě nutnosti komplexních informacích o slovech by tento přístup k problému byl nemožný. Proto se také budu snažit v testování k tomuto přihlédnout a provézt testy jak s kompletní, tak s omezenou značkou a výsledky mezi sebou porovnat.</text:span></text:p>
      <text:h text:style-name="P145" text:outline-level="2">Způsob testování</text:h>
      <text:p text:style-name="P162"><text:span text:style-name="T35">Tento program se pro tento projekt ukázal tou správnou volbou a proto bylo testování výsledků tohoto programu dovedeno do mnohem vyšší úrovně, než jeho „předchůdce“, programu CRF++. Pro ulehčení zpracování dat jsem také vytvořil několik nástrojů, které mi zpracování celého procesu značně ulehčují. Testování také z důvodu velké časové náročnosti probíhalo na několika strojích najednou – jmenovitě se jednalo o stroje athena a pcnlp.</text:span></text:p>
      <text:h text:style-name="Heading_20_3" text:outline-level="3"><text:span text:style-name="T35">Skripty</text:span></text:h>
      <text:p text:style-name="P162"><text:span text:style-name="T35">Pro testování jsem vytvořil skript v jazyce BASH, starající se o celý průběh testu a ulehčující nastavení celé procedury. Tento skript je poté naklonován pro každý počítač, použitý k testování, aby se později daly zpětně dohledat údaje, se kterými bylo testování spuštěno (tato nutnost později s vytvořením informačního systému zmizela, přesto je však vhodná pro případnou kontrolu). Stejný přístup byl aplikován i na skript, generující data z csts souboru. Ten je tedy také nakopírován pro každý počítač, zúčastňující se testováni. Vlastní testování probíhá v následujících krocích:</text:span></text:p>
      <text:list xml:id="list341616619" text:style-name="L1">
        <text:list-item>
          <text:p text:style-name="P163"><text:span text:style-name="T35">Vygenerování testovacích dat </text:span></text:p>
        </text:list-item>
        <text:list-item>
          <text:p text:style-name="P163"><text:span text:style-name="T35">Testování se zadanými údaji</text:span></text:p>
        </text:list-item>
        <text:list-item>
          <text:p text:style-name="P163"><text:span text:style-name="T35">Vygenerování trénovacích dat </text:span></text:p>
        </text:list-item>
        <text:list-item>
          <text:p text:style-name="P163"><text:span text:style-name="T35">Evaluace výsledku a jeho výpis do souboru</text:span></text:p>
        </text:list-item>
      </text:list>
      <text:p text:style-name="P162"><text:span text:style-name="T35">Ze všeho je také průběžně generován log, který slouží k pozdější analýze dat. </text:span></text:p>
      <text:p text:style-name="P164"><text:span text:style-name="T40">Postup testování</text:span></text:p>
      <text:p text:style-name="P164"><text:span text:style-name="T40">S použitím vytvořených nástrojů je poté spuštění testování velmi lehkou a rychlou záležitostí. Nejdříve je v python souboru (pojmenovaném jako [jméno stroje].py) nastaveno, které příznaky mají být použity. Poté se v bash scriptu ([jméno stroje].sh) nastaví počet vět pro trénování a testování a maximální počet iterací. Dále je nutno upravit pomocí programu ulimit limity zdrojů, dostupných pro náš program – jedná se konkrétně o maximální velikost stacku, maximální čas cpu a maximální velikost virtuální paměti. Ke spouštění skriptu je poté použit program nohup, zajišťující přetrvávající běh programu i po odpojení se od vzdáleného počítače.</text:span></text:p>
      <text:p text:style-name="P164"><text:span text:style-name="T40">Celý příkaz poté výpadá takto:</text:span></text:p>
      <text:p text:style-name="P164"><text:span text:style-name="T40"/></text:p>
      <text:p text:style-name="P164"><text:span text:style-name="T40">$ nohup ./[název stroje].sh &amp;</text:span></text:p>
      <text:p text:style-name="P164"><text:span text:style-name="T40"/></text:p>
      <text:p text:style-name="P164"><text:span text:style-name="T40">Poté již stačí počkat, až se ve složce objeví soubor s názvem odpovídajícím jménu stroje a příponou result a přidat test do informačního systému.</text:span></text:p>
      <text:h text:style-name="P148" text:outline-level="2"><text:soft-page-break/>Testy</text:h>
      <text:p text:style-name="P79">S kombinacemi těchto příznaků a dalších vlastností testování, jako počtem použitých slov a způsoby spouštění daného programu, poté byly spouštěny testy, studující využitelnost a hodnotu jednotlivých značek pro testování.</text:p>
      <text:p text:style-name="P32"/>
      <text:p text:style-name="P80">Výsledky</text:p>
      <text:p text:style-name="P80">Program: CRFSUITE</text:p>
      <text:p text:style-name="P80"/>
      <text:p text:style-name="P90">Souhrná tabulka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 table:number-columns-repeated="9"/>
        <table:table-column table:style-name="Tabulka3.M"/>
        <table:table-header-rows>
          <table:table-row>
            <table:table-cell table:style-name="Tabulka3.A1" office:value-type="string">
              <text:p text:style-name="P128">Test č.</text:p>
            </table:table-cell>
            <table:table-cell table:style-name="Tabulka3.A1" office:value-type="string">
              <text:p text:style-name="P128">Části značky</text:p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P128">U40</text:p>
            </table:table-cell>
            <table:table-cell table:style-name="Tabulka3.A1" office:value-type="string">
              <text:p text:style-name="P128">U41</text:p>
            </table:table-cell>
            <table:table-cell table:style-name="Tabulka3.A1" office:value-type="string">
              <text:p text:style-name="P128">U42</text:p>
            </table:table-cell>
            <table:table-cell table:style-name="Tabulka3.A1" office:value-type="string">
              <text:p text:style-name="P128">U43</text:p>
            </table:table-cell>
            <table:table-cell table:style-name="Tabulka3.A1" office:value-type="string">
              <text:p text:style-name="P128">U50</text:p>
            </table:table-cell>
            <table:table-cell table:style-name="Tabulka3.A1" office:value-type="string">
              <text:p text:style-name="P128">U51</text:p>
            </table:table-cell>
            <table:table-cell table:style-name="Tabulka3.A1" office:value-type="string">
              <text:p text:style-name="P128">U52</text:p>
            </table:table-cell>
            <table:table-cell table:style-name="Tabulka3.M1" office:value-type="string">
              <text:p text:style-name="P128">U53</text:p>
            </table:table-cell>
          </table:table-row>
        </table:table-header-rows>
        <table:table-row>
          <table:table-cell table:style-name="Tabulka3.A2">
            <text:p text:style-name="P119"/>
          </table:table-cell>
          <table:table-cell table:style-name="Tabulka3.B2">
            <text:p text:style-name="P119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M2" office:value-type="string">
            <text:p text:style-name="P119"/>
          </table:table-cell>
        </table:table-row>
        <table:table-row>
          <table:table-cell table:style-name="Tabulka3.A2">
            <text:p text:style-name="P119"/>
          </table:table-cell>
          <table:table-cell table:style-name="Tabulka3.B2">
            <text:p text:style-name="P119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M2" office:value-type="string">
            <text:p text:style-name="P119"/>
          </table:table-cell>
        </table:table-row>
        <table:table-row>
          <table:table-cell table:style-name="Tabulka3.A2">
            <text:p text:style-name="P119"/>
          </table:table-cell>
          <table:table-cell table:style-name="Tabulka3.B2">
            <text:p text:style-name="P119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M2" office:value-type="string">
            <text:p text:style-name="P119"/>
          </table:table-cell>
        </table:table-row>
        <table:table-row>
          <table:table-cell table:style-name="Tabulka3.A2">
            <text:p text:style-name="P119"/>
          </table:table-cell>
          <table:table-cell table:style-name="Tabulka3.B2">
            <text:p text:style-name="P119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C2" office:value-type="string">
            <text:p text:style-name="P119"/>
          </table:table-cell>
          <table:table-cell table:style-name="Tabulka3.M2" office:value-type="string">
            <text:p text:style-name="P119"/>
          </table:table-cell>
        </table:table-row>
        <table:table-row>
          <table:table-cell table:style-name="Tabulka3.A2">
            <text:p text:style-name="P119"/>
          </table:table-cell>
          <table:table-cell table:style-name="Tabulka3.B2">
            <text:p text:style-name="P120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M2" office:value-type="string">
            <text:p text:style-name="P121"/>
          </table:table-cell>
        </table:table-row>
        <table:table-row>
          <table:table-cell table:style-name="Tabulka3.A2">
            <text:p text:style-name="P119"/>
          </table:table-cell>
          <table:table-cell table:style-name="Tabulka3.B2">
            <text:p text:style-name="P121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M2" office:value-type="string">
            <text:p text:style-name="P121"/>
          </table:table-cell>
        </table:table-row>
        <table:table-row>
          <table:table-cell table:style-name="Tabulka3.A2">
            <text:p text:style-name="P121"/>
          </table:table-cell>
          <table:table-cell table:style-name="Tabulka3.B2">
            <text:p text:style-name="P121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C2" office:value-type="string">
            <text:p text:style-name="P121"/>
          </table:table-cell>
          <table:table-cell table:style-name="Tabulka3.M2" office:value-type="string">
            <text:p text:style-name="P121"/>
          </table:table-cell>
        </table:table-row>
        <table:table-row>
          <table:table-cell table:style-name="Tabulka3.A2">
            <text:p text:style-name="P124"/>
          </table:table-cell>
          <table:table-cell table:style-name="Tabulka3.B2">
            <text:p text:style-name="P122"><text:bookmark-start text:name="__DdeLink__2769_93762031"/><text:bookmark-end text:name="__DdeLink__2769_93762031"/></text:p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24"/>
          </table:table-cell>
          <table:table-cell table:style-name="Tabulka3.C2" office:value-type="string">
            <text:p text:style-name="P124"/>
          </table:table-cell>
          <table:table-cell table:style-name="Tabulka3.C2" office:value-type="string">
            <text:p text:style-name="P124"/>
          </table:table-cell>
          <table:table-cell table:style-name="Tabulka3.C2" office:value-type="string">
            <text:p text:style-name="P124"/>
          </table:table-cell>
          <table:table-cell table:style-name="Tabulka3.C2" office:value-type="string">
            <text:p text:style-name="P124"/>
          </table:table-cell>
          <table:table-cell table:style-name="Tabulka3.C2" office:value-type="string">
            <text:p text:style-name="P124"/>
          </table:table-cell>
          <table:table-cell table:style-name="Tabulka3.C2" office:value-type="string">
            <text:p text:style-name="P124"/>
          </table:table-cell>
          <table:table-cell table:style-name="Tabulka3.M2" office:value-type="string">
            <text:p text:style-name="P124"/>
          </table:table-cell>
        </table:table-row>
        <table:table-row>
          <table:table-cell table:style-name="Tabulka3.A2">
            <text:p text:style-name="P125"/>
          </table:table-cell>
          <table:table-cell table:style-name="Tabulka3.B2">
            <text:p text:style-name="P123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25"/>
          </table:table-cell>
          <table:table-cell table:style-name="Tabulka3.C2" office:value-type="string">
            <text:p text:style-name="P125"/>
          </table:table-cell>
          <table:table-cell table:style-name="Tabulka3.C2" office:value-type="string">
            <text:p text:style-name="P125"/>
          </table:table-cell>
          <table:table-cell table:style-name="Tabulka3.C2" office:value-type="string">
            <text:p text:style-name="P125"/>
          </table:table-cell>
          <table:table-cell table:style-name="Tabulka3.C2" office:value-type="string">
            <text:p text:style-name="P125"/>
          </table:table-cell>
          <table:table-cell table:style-name="Tabulka3.C2" office:value-type="string">
            <text:p text:style-name="P125"/>
          </table:table-cell>
          <table:table-cell table:style-name="Tabulka3.C2" office:value-type="string">
            <text:p text:style-name="P125"/>
          </table:table-cell>
          <table:table-cell table:style-name="Tabulka3.M2" office:value-type="string">
            <text:p text:style-name="P125"/>
          </table:table-cell>
        </table:table-row>
        <table:table-row>
          <table:table-cell table:style-name="Tabulka3.C2" office:value-type="string">
            <text:p text:style-name="P115"/>
          </table:table-cell>
          <table:table-cell table:style-name="Tabulka3.B2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M2" office:value-type="string">
            <text:p text:style-name="P115"/>
          </table:table-cell>
        </table:table-row>
        <table:table-row>
          <table:table-cell table:style-name="Tabulka3.C2" office:value-type="string">
            <text:p text:style-name="P115"/>
          </table:table-cell>
          <table:table-cell table:style-name="Tabulka3.B2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M2" office:value-type="string">
            <text:p text:style-name="P115"/>
          </table:table-cell>
        </table:table-row>
        <table:table-row>
          <table:table-cell table:style-name="Tabulka3.A13" office:value-type="string">
            <text:p text:style-name="P115"/>
          </table:table-cell>
          <table:table-cell table:style-name="Tabulka3.B13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M13" office:value-type="string">
            <text:p text:style-name="P115"/>
          </table:table-cell>
        </table:table-row>
        <table:table-row>
          <table:table-cell table:style-name="Tabulka3.A13" office:value-type="string">
            <text:p text:style-name="P115"/>
          </table:table-cell>
          <table:table-cell table:style-name="Tabulka3.B13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M13" office:value-type="string">
            <text:p text:style-name="P115"/>
          </table:table-cell>
        </table:table-row>
        <table:table-row>
          <table:table-cell table:style-name="Tabulka3.A13" office:value-type="string">
            <text:p text:style-name="P115"/>
          </table:table-cell>
          <table:table-cell table:style-name="Tabulka3.B13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A13" office:value-type="string">
            <text:p text:style-name="P115"/>
          </table:table-cell>
          <table:table-cell table:style-name="Tabulka3.M13" office:value-type="string">
            <text:p text:style-name="P115"/>
          </table:table-cell>
        </table:table-row>
        <table:table-row>
          <table:table-cell table:style-name="Tabulka3.C2" office:value-type="string">
            <text:p text:style-name="P115"/>
          </table:table-cell>
          <table:table-cell table:style-name="Tabulka3.B2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C2" office:value-type="string">
            <text:p text:style-name="P115"/>
          </table:table-cell>
          <table:table-cell table:style-name="Tabulka3.M2" office:value-type="string">
            <text:p text:style-name="P115"/>
          </table:table-cell>
        </table:table-row>
      </table:table>
      <text:p text:style-name="P90"/>
      <text:p text:style-name="P111">Pravidla testovani:</text:p>
      <text:p text:style-name="P111">1] Srovnat počet iteraci a úspěšnost v závislosti na počtu vstupních vět</text:p>
      <text:p text:style-name="P166"/>
      <text:p text:style-name="P155"><text:span text:style-name="T2"/></text:p>
      <text:p text:style-name="P156"><text:span text:style-name="T1">Literatura</text:span></text:p>
      <text:p text:style-name="P29">crfpp.sourcefoge.net</text:p>
      <text:section text:style-name="Sect1" text:name="Sekce1" text:protected="true">
        <text:section-source xlink:href="http://ucnk.ff.cuni.cz/bonito/znacky.php"/>
        <text:p text:style-name="P134"><text:script script:language="javascript">if (navigator.appName=="Microsoft Internet Explorer")
document.write("&lt;link rel=stylesheet href=style/cnk-ie.css&gt;");</text:script>var gaJsHost = (("https:" == document.location.protocol) ? "https://ssl." : "http://www.");<text:line-break/>document.write(unescape("%3Cscript src='" + gaJsHost +<text:line-break/>"google-analytics.com/ga.js' type='text/javascript'%3E%3C/script%3E"));try {<text:line-break/>var pageTracker = _gat._getTracker("UA-9255139-1");<text:line-break/>pageTracker._trackPageview();<text:line-break/>} catch(err) {}</text:p>
      </text:section>
      <text:p text:style-name="P28"/>
      <text:p text:style-name="P25">Seznam příloh</text:p>
      <text:p text:style-name="P16">Příloha 1. Manuál ...</text:p>
      <text:p text:style-name="P16">Příloha 2. Zdrojové texty ...</text:p>
      <text:p text:style-name="P16">Příloha 3. CD/DVD 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Osaka" svg:font-family="Osaka, Verdana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cm" fo:margin-right="0cm" fo:margin-top="0cm" fo:margin-bottom="0.423cm" fo:text-indent="0cm" style:auto-text-indent="false" fo:keep-with-next="always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cm" fo:margin-right="0cm" fo:margin-top="0.635cm" fo:margin-bottom="0.106cm" fo:text-indent="0cm" style:auto-text-indent="false" fo:keep-with-next="always"/>
      <style:text-properties fo:font-size="20pt" fo:font-weight="bold" style:font-size-asian="2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style:font-name-complex="Arial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cm" fo:margin-right="0cm" fo:text-align="justify" style:justify-single-word="false" fo:text-indent="1cm" style:auto-text-indent="false"/>
    </style:style>
    <style:style style:name="Text_20_v_20_bloku" style:display-name="Text v bloku" style:family="paragraph" style:parent-style-name="Standard">
      <style:paragraph-properties fo:margin-left="2.498cm" fo:margin-right="-0.826cm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1" text:display-levels="4">
        <style:list-level-properties text:min-label-width="2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format="1">
        <style:list-level-properties text:space-before="0.635cm" text:min-label-width="0.866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2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1.27cm" text:min-label-distance="0.635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858cm" fo:margin-right="2.268cm" fo:background-color="transparent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858cm" fo:margin-right="2.268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799cm" fo:margin-right="2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fo:background-color="#f5fffa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5-06T02:52:52</meta:creation-date>
    <dc:language>cs-CZ</dc:language>
    <meta:editing-cycles>23</meta:editing-cycles>
    <meta:editing-duration>PT53H25M19S</meta:editing-duration>
    <dc:date>2010-08-04T01:36:07</dc:date>
    <meta:document-statistic meta:table-count="3" meta:image-count="0" meta:object-count="0" meta:page-count="20" meta:paragraph-count="349" meta:word-count="3001" meta:character-count="19846"/>
    <meta:user-defined meta:name="Info 1"/>
    <meta:user-defined meta:name="Info 2"/>
    <meta:user-defined meta:name="Info 3"/>
    <meta:user-defined meta:name="Info 4"/>
  </office:meta>
</office:document-meta>
</file>